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13.95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22.97mm"/>
    </style:style>
    <style:style style:name="co9" style:family="table-column">
      <style:table-column-properties fo:break-before="auto" style:column-width="29.05mm"/>
    </style:style>
    <style:style style:name="co10" style:family="table-column">
      <style:table-column-properties fo:break-before="auto" style:column-width="27.68mm"/>
    </style:style>
    <style:style style:name="co11" style:family="table-column">
      <style:table-column-properties fo:break-before="auto" style:column-width="156.69mm"/>
    </style:style>
    <style:style style:name="co12" style:family="table-column">
      <style:table-column-properties fo:break-before="auto" style:column-width="39.25mm"/>
    </style:style>
    <style:style style:name="co13" style:family="table-column">
      <style:table-column-properties fo:break-before="auto" style:column-width="43.16mm"/>
    </style:style>
    <style:style style:name="co14" style:family="table-column">
      <style:table-column-properties fo:break-before="auto" style:column-width="33.55mm"/>
    </style:style>
    <style:style style:name="co15" style:family="table-column">
      <style:table-column-properties fo:break-before="auto" style:column-width="37.48mm"/>
    </style:style>
    <style:style style:name="co16" style:family="table-column">
      <style:table-column-properties fo:break-before="auto" style:column-width="32.77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38.45mm"/>
    </style:style>
    <style:style style:name="co19" style:family="table-column">
      <style:table-column-properties fo:break-before="auto" style:column-width="39.83mm"/>
    </style:style>
    <style:style style:name="co20" style:family="table-column">
      <style:table-column-properties fo:break-before="auto" style:column-width="43.74mm"/>
    </style:style>
    <style:style style:name="co21" style:family="table-column">
      <style:table-column-properties fo:break-before="auto" style:column-width="39.03mm"/>
    </style:style>
    <style:style style:name="co22" style:family="table-column">
      <style:table-column-properties fo:break-before="auto" style:column-width="42.97mm"/>
    </style:style>
    <style:style style:name="co23" style:family="table-column">
      <style:table-column-properties fo:break-before="auto" style:column-width="44.73mm"/>
    </style:style>
    <style:style style:name="co24" style:family="table-column">
      <style:table-column-properties fo:break-before="auto" style:column-width="41.4mm"/>
    </style:style>
    <style:style style:name="co25" style:family="table-column">
      <style:table-column-properties fo:break-before="auto" style:column-width="40.6mm"/>
    </style:style>
    <style:style style:name="co26" style:family="table-column">
      <style:table-column-properties fo:break-before="auto" style:column-width="42.37mm"/>
    </style:style>
    <style:style style:name="co27" style:family="table-column">
      <style:table-column-properties fo:break-before="auto" style:column-width="30.22mm"/>
    </style:style>
    <style:style style:name="co28" style:family="table-column">
      <style:table-column-properties fo:break-before="auto" style:column-width="34.15mm"/>
    </style:style>
    <style:style style:name="co29" style:family="table-column">
      <style:table-column-properties fo:break-before="auto" style:column-width="29.44mm"/>
    </style:style>
    <style:style style:name="co30" style:family="table-column">
      <style:table-column-properties fo:break-before="auto" style:column-width="33.36mm"/>
    </style:style>
    <style:style style:name="co31" style:family="table-column">
      <style:table-column-properties fo:break-before="auto" style:column-width="29.83mm"/>
    </style:style>
    <style:style style:name="co32" style:family="table-column">
      <style:table-column-properties fo:break-before="auto" style:column-width="33.74mm"/>
    </style:style>
    <style:style style:name="co33" style:family="table-column">
      <style:table-column-properties fo:break-before="auto" style:column-width="32.97mm"/>
    </style:style>
    <style:style style:name="co34" style:family="table-column">
      <style:table-column-properties fo:break-before="auto" style:column-width="34.73mm"/>
    </style:style>
    <style:style style:name="co35" style:family="table-column">
      <style:table-column-properties fo:break-before="auto" style:column-width="38.06mm"/>
    </style:style>
    <style:style style:name="co36" style:family="table-column">
      <style:table-column-properties fo:break-before="auto" style:column-width="37.27mm"/>
    </style:style>
    <style:style style:name="co37" style:family="table-column">
      <style:table-column-properties fo:break-before="auto" style:column-width="6.69mm"/>
    </style:style>
    <style:style style:name="co38" style:family="table-column">
      <style:table-column-properties fo:break-before="auto" style:column-width="6.49mm"/>
    </style:style>
    <style:style style:name="co39" style:family="table-column">
      <style:table-column-properties fo:break-before="auto" style:column-width="4.73mm"/>
    </style:style>
    <style:style style:name="co4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_lin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inking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unpl</text:p>
          </table:table-cell>
          <table:table-cell office:value-type="string" calcext:value-type="string">
            <text:p>Verbpp</text:p>
          </table:table-cell>
          <table:table-cell office:value-type="string" calcext:value-type="string">
            <text:p>Verbzu</text:p>
          </table:table-cell>
          <table:table-cell office:value-type="string" calcext:value-type="string">
            <text:p>Verbfin</text:p>
          </table:table-cell>
          <table:table-cell office:value-type="string" calcext:value-type="string">
            <text:p>q_compound_joint_cap</text:p>
          </table:table-cell>
          <table:table-cell office:value-type="string" calcext:value-type="string">
            <text:p>q_compound_joint_nocap</text:p>
          </table:table-cell>
          <table:table-cell office:value-type="string" calcext:value-type="string">
            <text:p>q_np_det_joint_cap</text:p>
          </table:table-cell>
          <table:table-cell office:value-type="string" calcext:value-type="string">
            <text:p>q_np_det_joint_nocap</text:p>
          </table:table-cell>
          <table:table-cell office:value-type="string" calcext:value-type="string">
            <text:p>q_np_det_sep_cap</text:p>
          </table:table-cell>
          <table:table-cell office:value-type="string" calcext:value-type="string">
            <text:p>q_np_det_sep_nocap</text:p>
          </table:table-cell>
          <table:table-cell office:value-type="string" calcext:value-type="string">
            <text:p>q_np_det_sep_capcap</text:p>
          </table:table-cell>
          <table:table-cell office:value-type="string" calcext:value-type="string">
            <text:p>q_np_apprart_joint_cap</text:p>
          </table:table-cell>
          <table:table-cell office:value-type="string" calcext:value-type="string">
            <text:p>q_np_apprart_joint_nocap</text:p>
          </table:table-cell>
          <table:table-cell office:value-type="string" calcext:value-type="string">
            <text:p>q_np_apprart_sep_cap</text:p>
          </table:table-cell>
          <table:table-cell office:value-type="string" calcext:value-type="string">
            <text:p>q_np_apprart_sep_nocap</text:p>
          </table:table-cell>
          <table:table-cell office:value-type="string" calcext:value-type="string">
            <text:p>q_np_apprart_sep_capcap</text:p>
          </table:table-cell>
          <table:table-cell office:value-type="string" calcext:value-type="string">
            <text:p>q_np_nodet_joint_cap</text:p>
          </table:table-cell>
          <table:table-cell office:value-type="string" calcext:value-type="string">
            <text:p>q_np_nodet_joint_nocap</text:p>
          </table:table-cell>
          <table:table-cell office:value-type="string" calcext:value-type="string">
            <text:p>q_np_nodet_sep_cap</text:p>
          </table:table-cell>
          <table:table-cell office:value-type="string" calcext:value-type="string">
            <text:p>q_np_nodet_sep_nocap</text:p>
          </table:table-cell>
          <table:table-cell office:value-type="string" calcext:value-type="string">
            <text:p>q_np_nodet_sep_capcap</text:p>
          </table:table-cell>
          <table:table-cell office:value-type="string" calcext:value-type="string">
            <text:p>q_infzu_joint_cap</text:p>
          </table:table-cell>
          <table:table-cell office:value-type="string" calcext:value-type="string">
            <text:p>q_infzu_joint_nocap</text:p>
          </table:table-cell>
          <table:table-cell office:value-type="string" calcext:value-type="string">
            <text:p>q_infzu_sep_cap</text:p>
          </table:table-cell>
          <table:table-cell office:value-type="string" calcext:value-type="string">
            <text:p>q_infzu_sep_nocap</text:p>
          </table:table-cell>
          <table:table-cell office:value-type="string" calcext:value-type="string">
            <text:p>q_prog_joint_cap</text:p>
          </table:table-cell>
          <table:table-cell office:value-type="string" calcext:value-type="string">
            <text:p>q_prog_joint_nocap</text:p>
          </table:table-cell>
          <table:table-cell office:value-type="string" calcext:value-type="string">
            <text:p>q_prog_sep_cap</text:p>
          </table:table-cell>
          <table:table-cell office:value-type="string" calcext:value-type="string">
            <text:p>q_prog_sep_nocap</text:p>
          </table:table-cell>
          <table:table-cell office:value-type="string" calcext:value-type="string">
            <text:p>q_prog_sep_capcap</text:p>
          </table:table-cell>
          <table:table-cell office:value-type="string" calcext:value-type="string">
            <text:p>q_particip_joint_cap</text:p>
          </table:table-cell>
          <table:table-cell office:value-type="string" calcext:value-type="string">
            <text:p>q_particip_joint_nocap</text:p>
          </table:table-cell>
          <table:table-cell office:value-type="string" calcext:value-type="string">
            <text:p>q_particip_sep_cap</text:p>
          </table:table-cell>
          <table:table-cell office:value-type="string" calcext:value-type="string">
            <text:p>q_particip_sep_nocap</text:p>
          </table:table-cell>
          <table:table-cell office:value-type="string" calcext:value-type="string">
            <text:p>q_particip_sep_capcap</text:p>
          </table:table-cell>
          <table:table-cell office:value-type="string" calcext:value-type="string">
            <text:p>q_finite_joint_cap</text:p>
          </table:table-cell>
          <table:table-cell office:value-type="string" calcext:value-type="string">
            <text:p>q_finite_joint_nocap</text:p>
          </table:table-cell>
          <table:table-cell office:value-type="string" calcext:value-type="string">
            <text:p>q_finite_sep_cap</text:p>
          </table:table-cell>
          <table:table-cell office:value-type="string" calcext:value-type="string">
            <text:p>q_finite_sep_nocap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abbau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abgebaut</text:p>
          </table:table-cell>
          <table:table-cell office:value-type="string" calcext:value-type="string">
            <text:p>abzubauen</text:p>
          </table:table-cell>
          <table:table-cell office:value-type="string" calcext:value-type="string">
            <text:p>abbauten|abbaue|abbaut|abbauen|abbau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bhac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abgehackt</text:p>
          </table:table-cell>
          <table:table-cell office:value-type="string" calcext:value-type="string">
            <text:p>abzuhacken</text:p>
          </table:table-cell>
          <table:table-cell office:value-type="string" calcext:value-type="string">
            <text:p>abhackt|abhackten|abhacken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bh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abgehoben</text:p>
          </table:table-cell>
          <table:table-cell office:value-type="string" calcext:value-type="string">
            <text:p>abzuheben</text:p>
          </table:table-cell>
          <table:table-cell office:value-type="string" calcext:value-type="string">
            <text:p>abhebt|abhebe|abheben|abhob|abhoben</text:p>
          </table:table-cell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2334" calcext:value-type="float">
            <text:p>233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ämpfe</text:p>
          </table:table-cell>
          <table:table-cell office:value-type="string" calcext:value-type="string">
            <text:p>abgelassen</text:p>
          </table:table-cell>
          <table:table-cell office:value-type="string" calcext:value-type="string">
            <text:p>abzulassen</text:p>
          </table:table-cell>
          <table:table-cell office:value-type="string" calcext:value-type="string">
            <text:p>ablasse|abließ|abließen|abließe|abliessen|abliess|abläßt|ablassen|ablässt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804" calcext:value-type="float">
            <text:p>1804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usts</text:p>
          </table:table-cell>
          <table:table-cell office:value-type="string" calcext:value-type="string">
            <text:p>abgelassen</text:p>
          </table:table-cell>
          <table:table-cell office:value-type="string" calcext:value-type="string">
            <text:p>abzulassen</text:p>
          </table:table-cell>
          <table:table-cell office:value-type="string" calcext:value-type="string">
            <text:p>ablasse|abließ|abließen|abließe|abliessen|abliess|abläßt|ablassen|abläss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ucken</text:p>
          </table:table-cell>
          <table:table-cell office:value-type="string" calcext:value-type="string">
            <text:p>abgelassen</text:p>
          </table:table-cell>
          <table:table-cell office:value-type="string" calcext:value-type="string">
            <text:p>abzulassen</text:p>
          </table:table-cell>
          <table:table-cell office:value-type="string" calcext:value-type="string">
            <text:p>ablasse|abließ|abließen|abließe|abliessen|abliess|abläßt|ablassen|abläss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abneh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ute</text:p>
          </table:table-cell>
          <table:table-cell office:value-type="string" calcext:value-type="string">
            <text:p>abgenommen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abnahmen|abnahm|abnimmst|abnähmen|abnehmen|abnehme|abnähme|abnimmt</text:p>
          </table:table-cell>
          <table:table-cell office:value-type="float" office:value="770" calcext:value-type="float">
            <text:p>77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61" calcext:value-type="float">
            <text:p>61</text:p>
          </table:table-cell>
          <table:table-cell office:value-type="float" office:value="1492" calcext:value-type="float">
            <text:p>1492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195" calcext:value-type="float">
            <text:p>219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abr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sche</text:p>
          </table:table-cell>
          <table:table-cell office:value-type="string" calcext:value-type="string">
            <text:p>abgeräumt</text:p>
          </table:table-cell>
          <table:table-cell office:value-type="string" calcext:value-type="string">
            <text:p>abzuräumen</text:p>
          </table:table-cell>
          <table:table-cell office:value-type="string" calcext:value-type="string">
            <text:p>abräumten|abräumen|abräumte|abräum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absau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ette</text:p>
          </table:table-cell>
          <table:table-cell office:value-type="string" calcext:value-type="string">
            <text:p>abgesaugt</text:p>
          </table:table-cell>
          <table:table-cell office:value-type="string" calcext:value-type="string">
            <text:p>abzusaugen</text:p>
          </table:table-cell>
          <table:table-cell office:value-type="string" calcext:value-type="string">
            <text:p>absaugen|absaugt</text:p>
          </table:table-cell>
          <table:table-cell office:value-type="float" office:value="854" calcext:value-type="float">
            <text:p>854</text:p>
          </table:table-cell>
          <table:table-cell office:value-type="float" office:value="70" calcext:value-type="float">
            <text:p>7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65" calcext:value-type="float">
            <text:p>65</text:p>
          </table:table-cell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bschaff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bgeschafft</text:p>
          </table:table-cell>
          <table:table-cell office:value-type="string" calcext:value-type="string">
            <text:p>abzuschaffen</text:p>
          </table:table-cell>
          <table:table-cell office:value-type="string" calcext:value-type="string">
            <text:p>abschafften|abschaffen|abschaffte|abschaffe|abschaff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abschl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abgeschlagen</text:p>
          </table:table-cell>
          <table:table-cell office:value-type="string" calcext:value-type="string">
            <text:p>abzuschlagen</text:p>
          </table:table-cell>
          <table:table-cell office:value-type="string" calcext:value-type="string">
            <text:p>abschlagen|abschlägt|abschlu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absetz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te</text:p>
          </table:table-cell>
          <table:table-cell office:value-type="string" calcext:value-type="string">
            <text:p>abgesetzt</text:p>
          </table:table-cell>
          <table:table-cell office:value-type="string" calcext:value-type="string">
            <text:p>abzusetzen</text:p>
          </table:table-cell>
          <table:table-cell office:value-type="string" calcext:value-type="string">
            <text:p>absetzten|absetzt|absetze|absetzen|absetzt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abwi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Ärsche</text:p>
          </table:table-cell>
          <table:table-cell office:value-type="string" calcext:value-type="string">
            <text:p>abgewischt</text:p>
          </table:table-cell>
          <table:table-cell office:value-type="string" calcext:value-type="string">
            <text:p>abzuwischen</text:p>
          </table:table-cell>
          <table:table-cell office:value-type="string" calcext:value-type="string">
            <text:p>abwischen|abwischt|abwischt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anfr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angefragt</text:p>
          </table:table-cell>
          <table:table-cell office:value-type="string" calcext:value-type="string">
            <text:p>anzufragen</text:p>
          </table:table-cell>
          <table:table-cell office:value-type="string" calcext:value-type="string">
            <text:p>anfragte|anfrage|anfragen|anfragt|anfragten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angelegt</text:p>
          </table:table-cell>
          <table:table-cell office:value-type="string" calcext:value-type="string">
            <text:p>anzulegen</text:p>
          </table:table-cell>
          <table:table-cell office:value-type="string" calcext:value-type="string">
            <text:p>anlege|anlegst|anlegten|anlegt|anlegte|anlegen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  <table:table-cell office:value-type="float" office:value="6773" calcext:value-type="float">
            <text:p>677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36" calcext:value-type="float">
            <text:p>173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angelegt</text:p>
          </table:table-cell>
          <table:table-cell office:value-type="string" calcext:value-type="string">
            <text:p>anzulegen</text:p>
          </table:table-cell>
          <table:table-cell office:value-type="string" calcext:value-type="string">
            <text:p>anlege|anlegst|anlegten|anlegt|anlegte|anlegen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ans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angesagt</text:p>
          </table:table-cell>
          <table:table-cell office:value-type="string" calcext:value-type="string">
            <text:p>anzusagen</text:p>
          </table:table-cell>
          <table:table-cell office:value-type="string" calcext:value-type="string">
            <text:p>ansagt|ansage|ansagte|ansagen|ansagte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efährder</text:p>
          </table:table-cell>
          <table:table-cell office:value-type="string" calcext:value-type="string">
            <text:p>ansch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fährder</text:p>
          </table:table-cell>
          <table:table-cell office:value-type="string" calcext:value-type="string">
            <text:p>angeschrieben</text:p>
          </table:table-cell>
          <table:table-cell office:value-type="string" calcext:value-type="string">
            <text:p>anzuschreiben</text:p>
          </table:table-cell>
          <table:table-cell office:value-type="string" calcext:value-type="string">
            <text:p>anschreibt|anschreiben|anschrieb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chuss</text:p>
          </table:table-cell>
          <table:table-cell office:value-type="string" calcext:value-type="string">
            <text:p>antäu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ss</text:p>
          </table:table-cell>
          <table:table-cell office:value-type="string" calcext:value-type="string">
            <text:p>angetäu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äuscht|antäusch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anzie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angezogen</text:p>
          </table:table-cell>
          <table:table-cell office:value-type="string" calcext:value-type="string">
            <text:p>anzuziehen</text:p>
          </table:table-cell>
          <table:table-cell office:value-type="string" calcext:value-type="string">
            <text:p>anziehen|anzog|anzieht|anzogen|anziehst|anzieh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t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atm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met|atmete|atmeten|atme|atmen|atmes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ä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geä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ätzt|ätzen|ätzten|ätzte|ätz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aufbau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lten</text:p>
          </table:table-cell>
          <table:table-cell office:value-type="string" calcext:value-type="string">
            <text:p>aufgebaut</text:p>
          </table:table-cell>
          <table:table-cell office:value-type="string" calcext:value-type="string">
            <text:p>aufzubauen</text:p>
          </table:table-cell>
          <table:table-cell office:value-type="string" calcext:value-type="string">
            <text:p>aufbauen|aufbaut|aufbauten|aufbaust|aufbaute|aufbaue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uffü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aufgefüllt</text:p>
          </table:table-cell>
          <table:table-cell office:value-type="string" calcext:value-type="string">
            <text:p>aufzufüllen</text:p>
          </table:table-cell>
          <table:table-cell office:value-type="string" calcext:value-type="string">
            <text:p>auffüllen|auffüllte|auffüllten|auffüllt|auffül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aufhä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äschen</text:p>
          </table:table-cell>
          <table:table-cell office:value-type="string" calcext:value-type="string">
            <text:p>aufgehängt</text:p>
          </table:table-cell>
          <table:table-cell office:value-type="string" calcext:value-type="string">
            <text:p>aufzuhängen</text:p>
          </table:table-cell>
          <table:table-cell office:value-type="string" calcext:value-type="string">
            <text:p>aufhing|aufhängen|aufhängt|aufhängst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h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aufgehoben</text:p>
          </table:table-cell>
          <table:table-cell office:value-type="string" calcext:value-type="string">
            <text:p>aufzuheben</text:p>
          </table:table-cell>
          <table:table-cell office:value-type="string" calcext:value-type="string">
            <text:p>aufhebe|aufhoben|aufheben|aufhob|aufhöben|aufhebt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aufgelegt</text:p>
          </table:table-cell>
          <table:table-cell office:value-type="string" calcext:value-type="string">
            <text:p>aufzulegen</text:p>
          </table:table-cell>
          <table:table-cell office:value-type="string" calcext:value-type="string">
            <text:p>auflegen|auflege|auflegt|auflegten|auflegte</text:p>
          </table:table-cell>
          <table:table-cell office:value-type="float" office:value="2136" calcext:value-type="float">
            <text:p>2136</text:p>
          </table:table-cell>
          <table:table-cell office:value-type="float" office:value="113" calcext:value-type="float">
            <text:p>113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129" calcext:value-type="float">
            <text:p>129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auf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aufgelegt</text:p>
          </table:table-cell>
          <table:table-cell office:value-type="string" calcext:value-type="string">
            <text:p>aufzulegen</text:p>
          </table:table-cell>
          <table:table-cell office:value-type="string" calcext:value-type="string">
            <text:p>auflegen|auflege|auflegt|auflegten|aufleg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aufr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aufräumten|aufräumen|aufräumt|aufräumt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06" calcext:value-type="float">
            <text:p>80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kn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ppichen</text:p>
          </table:table-cell>
          <table:table-cell office:value-type="string" calcext:value-type="string">
            <text:p>geknü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üpfen|knüpfe|knüpft|knüpften|knüpft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Knoten</text:p>
          </table:table-cell>
          <table:table-cell office:value-type="string" calcext:value-type="string">
            <text:p>kn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noten</text:p>
          </table:table-cell>
          <table:table-cell office:value-type="string" calcext:value-type="string">
            <text:p>geknü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üpfen|knüpfe|knüpft|knüpften|knüpft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Kaffees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ürz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Würze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armelad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rmeladen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ub</text:p>
          </table:table-cell>
          <table:table-cell office:value-type="string" calcext:value-type="string">
            <text:p>kop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Raubs</text:p>
          </table:table-cell>
          <table:table-cell office:value-type="string" calcext:value-type="string">
            <text:p>kop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pierte|kopiere|kopiert|kopierten|kopieren</text:p>
          </table:table-cell>
          <table:table-cell office:value-type="float" office:value="601" calcext:value-type="float">
            <text:p>601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krau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gekr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raulten|krault|kraulen|krault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krau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äuche</text:p>
          </table:table-cell>
          <table:table-cell office:value-type="string" calcext:value-type="string">
            <text:p>gekr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raulten|krault|kraulen|kraulte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krie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Ärsche</text:p>
          </table:table-cell>
          <table:table-cell office:value-type="string" calcext:value-type="string">
            <text:p>gekro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rochen|kriecht|kreucht|kroch|kreuchen|kriechen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räume</text:p>
          </table:table-cell>
          <table:table-cell office:value-type="string" calcext:value-type="string">
            <text:p>gelan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et|landete|lande|landen|landest|landet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amm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tämme</text:p>
          </table:table-cell>
          <table:table-cell office:value-type="string" calcext:value-type="string">
            <text:p>gelan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et|landete|lande|landen|landest|landeten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lan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et|landete|lande|landen|landest|landete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ßt|ließt|lasst|liesse|liess|lässt|ließe|ließ|ließen|lassen|läßt|lasse</text:p>
          </table:table-cell>
          <table:table-cell office:value-type="float" office:value="3595" calcext:value-type="float">
            <text:p>3595</text:p>
          </table:table-cell>
          <table:table-cell office:value-type="float" office:value="110" calcext:value-type="float">
            <text:p>110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53" calcext:value-type="float">
            <text:p>53</text:p>
          </table:table-cell>
          <table:table-cell office:value-type="float" office:value="1084" calcext:value-type="float">
            <text:p>108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78" calcext:value-type="float">
            <text:p>13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ge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ßt|ließt|lasst|liesse|liess|lässt|ließe|ließ|ließen|lassen|läßt|lasse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der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der</text:p>
          </table:table-cell>
          <table:table-cell office:value-type="string" calcext:value-type="string">
            <text:p>ge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ßt|ließt|lasst|liesse|liess|lässt|ließe|ließ|ließen|lassen|läßt|lasse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ßt|ließt|lasst|liesse|liess|lässt|ließe|ließ|ließen|lassen|läßt|lasse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76" calcext:value-type="float">
            <text:p>29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015" calcext:value-type="float">
            <text:p>8015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224" calcext:value-type="float">
            <text:p>222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01" calcext:value-type="float">
            <text:p>1901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2282" calcext:value-type="float">
            <text:p>228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303" calcext:value-type="float">
            <text:p>303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207" calcext:value-type="float">
            <text:p>20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113" calcext:value-type="float">
            <text:p>1113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8" calcext:value-type="float">
            <text:p>41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rathons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laloms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üsse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aa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are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eine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ög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Ärsche</text:p>
          </table:table-cell>
          <table:table-cell office:value-type="string" calcext:value-type="string">
            <text:p>gel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ckt|leckte|lecken|lecke|leckten</text:p>
          </table:table-cell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ast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räber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öd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abel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piel</text:p>
          </table:table-cell>
          <table:table-cell office:value-type="string" calcext:value-type="string">
            <text:p>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elei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itet|leitete|leitest|leiteten|leiten|leite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le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Feder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le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orrekture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1704" calcext:value-type="float">
            <text:p>1704</text:p>
          </table:table-cell>
          <table:table-cell office:value-type="float" office:value="264" calcext:value-type="float">
            <text:p>264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289" calcext:value-type="float">
            <text:p>289</text:p>
          </table:table-cell>
          <table:table-cell office:value-type="float" office:value="655" calcext:value-type="float">
            <text:p>65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527" calcext:value-type="float">
            <text:p>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l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geli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chtet|lichte|lichtete|lichteten|lichte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Kalk</text:p>
          </table:table-cell>
          <table:table-cell office:value-type="string" calcext:value-type="string">
            <text:p>lö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alkes</text:p>
          </table:table-cell>
          <table:table-cell office:value-type="string" calcext:value-type="string">
            <text:p>gelö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chte|löschten|löscht|löschen|lösch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gelö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ten|lösen|löste|löse|löst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chleim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chleime</text:p>
          </table:table-cell>
          <table:table-cell office:value-type="string" calcext:value-type="string">
            <text:p>gelö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ten|lösen|löste|löse|löst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gelö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ten|lösen|löste|löse|lös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lö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ten|lösen|löste|löse|löst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aumen</text:p>
          </table:table-cell>
          <table:table-cell office:value-type="string" calcext:value-type="string">
            <text:p>lut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Daumen</text:p>
          </table:table-cell>
          <table:table-cell office:value-type="string" calcext:value-type="string">
            <text:p>gelut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tschten|lutschte|lutschen|lutscht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chwanz</text:p>
          </table:table-cell>
          <table:table-cell office:value-type="string" calcext:value-type="string">
            <text:p>lut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wänze</text:p>
          </table:table-cell>
          <table:table-cell office:value-type="string" calcext:value-type="string">
            <text:p>gelut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utschten|lutschte|lutschen|lutscht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Musik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447" calcext:value-type="float">
            <text:p>1447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132" calcext:value-type="float">
            <text:p>113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35" calcext:value-type="float">
            <text:p>35</text:p>
          </table:table-cell>
          <table:table-cell office:value-type="float" office:value="7796" calcext:value-type="float">
            <text:p>7796</text:p>
          </table:table-cell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554" calcext:value-type="float">
            <text:p>554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Mute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28" calcext:value-type="float">
            <text:p>142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40" calcext:value-type="float">
            <text:p>40</text:p>
          </table:table-cell>
          <table:table-cell office:value-type="float" office:value="9149" calcext:value-type="float">
            <text:p>9149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7" calcext:value-type="float">
            <text:p>210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56" calcext:value-type="float">
            <text:p>165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chlüss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4376" calcext:value-type="float">
            <text:p>4376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99" calcext:value-type="float">
            <text:p>109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082" calcext:value-type="float">
            <text:p>3082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89" calcext:value-type="float">
            <text:p>989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arty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883" calcext:value-type="float">
            <text:p>2883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775" calcext:value-type="float">
            <text:p>77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762" calcext:value-type="float">
            <text:p>6762</text:p>
          </table:table-cell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64" calcext:value-type="float">
            <text:p>64</text:p>
          </table:table-cell>
          <table:table-cell office:value-type="float" office:value="1378" calcext:value-type="float">
            <text:p>137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01" calcext:value-type="float">
            <text:p>80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äser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heater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räb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litik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6" calcext:value-type="float">
            <text:p>118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ein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s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Ängst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841" calcext:value-type="float">
            <text:p>3841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  <table:table-cell office:value-type="float" office:value="2688" calcext:value-type="float">
            <text:p>2688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07" calcext:value-type="float">
            <text:p>620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985" calcext:value-type="float">
            <text:p>5985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019" calcext:value-type="float">
            <text:p>6019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lätz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48" calcext:value-type="float">
            <text:p>3048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2" calcext:value-type="float">
            <text:p>233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57" calcext:value-type="float">
            <text:p>155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ölz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Urlaub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rlaub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441" calcext:value-type="float">
            <text:p>1244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rofit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mpi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üst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Kreuzchen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reuzch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rühstüc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rühstück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sen</text:p>
          </table:table-cell>
          <table:table-cell office:value-type="string" calcext:value-type="string">
            <text:p>mä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asen</text:p>
          </table:table-cell>
          <table:table-cell office:value-type="string" calcext:value-type="string">
            <text:p>gemä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ähe|mäht|mähten|mähte|mähen</text:p>
          </table:table-cell>
          <table:table-cell office:value-type="float" office:value="1758" calcext:value-type="float">
            <text:p>1758</text:p>
          </table:table-cell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39" calcext:value-type="float">
            <text:p>139</text:p>
          </table:table-cell>
          <table:table-cell office:value-type="float" office:value="1070" calcext:value-type="float">
            <text:p>107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iefer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iefern</text:p>
          </table:table-cell>
          <table:table-cell office:value-type="string" calcext:value-type="string">
            <text:p>gemah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hlten|mahlen|mahlte|mahle|mah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örnern</text:p>
          </table:table-cell>
          <table:table-cell office:value-type="string" calcext:value-type="string">
            <text:p>gemah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hlten|mahlen|mahlte|mahle|mahl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etreide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treide</text:p>
          </table:table-cell>
          <table:table-cell office:value-type="string" calcext:value-type="string">
            <text:p>gemah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hlten|mahlen|mahlte|mahle|mahl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mel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ühe</text:p>
          </table:table-cell>
          <table:table-cell office:value-type="string" calcext:value-type="string">
            <text:p>gemol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lk|melkt|melk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mi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Gifte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cht|mischte|mische|mischen|mischst|mischte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modell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allons</text:p>
          </table:table-cell>
          <table:table-cell office:value-type="string" calcext:value-type="string">
            <text:p>modell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ellierten|modellierte|modellieren|modelliert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nä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etten</text:p>
          </table:table-cell>
          <table:table-cell office:value-type="string" calcext:value-type="string">
            <text:p>genä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ässt|nässen|näßt</text:p>
          </table:table-cell>
          <table:table-cell office:value-type="float" office:value="1083" calcext:value-type="float">
            <text:p>1083</text:p>
          </table:table-cell>
          <table:table-cell office:value-type="float" office:value="43" calcext:value-type="float">
            <text:p>43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string" calcext:value-type="string">
            <text:p>Teile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2316" calcext:value-type="float">
            <text:p>2316</text:p>
          </table:table-cell>
          <table:table-cell office:value-type="float" office:value="169790" calcext:value-type="float">
            <text:p>169790</text:p>
          </table:table-cell>
          <table:table-cell office:value-type="float" office:value="483" calcext:value-type="float">
            <text:p>483</text:p>
          </table:table-cell>
          <table:table-cell office:value-type="float" office:value="276" calcext:value-type="float">
            <text:p>27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131639" calcext:value-type="float">
            <text:p>131639</text:p>
          </table:table-cell>
          <table:table-cell office:value-type="float" office:value="154" calcext:value-type="float">
            <text:p>154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68315" calcext:value-type="float">
            <text:p>68315</text:p>
          </table:table-cell>
          <table:table-cell office:value-type="float" office:value="166" calcext:value-type="float">
            <text:p>166</text:p>
          </table:table-cell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65044" calcext:value-type="float">
            <text:p>65044</text:p>
          </table:table-cell>
          <table:table-cell office:value-type="float" office:value="87" calcext:value-type="float">
            <text:p>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43088" calcext:value-type="float">
            <text:p>43088</text:p>
          </table:table-cell>
          <table:table-cell office:value-type="float" office:value="197" calcext:value-type="float">
            <text:p>197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schied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Abschiede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1927" calcext:value-type="float">
            <text:p>1927</text:p>
          </table:table-cell>
          <table:table-cell office:value-type="float" office:value="26" calcext:value-type="float">
            <text:p>26</text:p>
          </table:table-cell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21" calcext:value-type="float">
            <text:p>21</text:p>
          </table:table-cell>
          <table:table-cell office:value-type="float" office:value="12941" calcext:value-type="float">
            <text:p>12941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ß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3" calcext:value-type="float">
            <text:p>2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1832" calcext:value-type="float">
            <text:p>421832</text:p>
          </table:table-cell>
          <table:table-cell office:value-type="float" office:value="2196" calcext:value-type="float">
            <text:p>2196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lätze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397" calcext:value-type="float">
            <text:p>439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95" calcext:value-type="float">
            <text:p>20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3867" calcext:value-type="float">
            <text:p>3867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35" calcext:value-type="float">
            <text:p>253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teil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teil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151" calcext:value-type="float">
            <text:p>11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bstand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bständ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458" calcext:value-type="float">
            <text:p>4458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51" calcext:value-type="float">
            <text:p>295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737" calcext:value-type="float">
            <text:p>773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149" calcext:value-type="float">
            <text:p>10149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94" calcext:value-type="float">
            <text:p>319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27" calcext:value-type="float">
            <text:p>2627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ellung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ellung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461" calcext:value-type="float">
            <text:p>746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74" calcext:value-type="float">
            <text:p>4874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6" calcext:value-type="float">
            <text:p>564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223" calcext:value-type="float">
            <text:p>30223</text:p>
          </table:table-cell>
          <table:table-cell office:value-type="float" office:value="95" calcext:value-type="float">
            <text:p>95</text:p>
          </table:table-cell>
          <table:table-cell office:value-type="float" office:value="1515" calcext:value-type="float">
            <text:p>151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ücksicht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ücksicht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523" calcext:value-type="float">
            <text:p>552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74" calcext:value-type="float">
            <text:p>3174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" calcext:value-type="float">
            <text:p>275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097" calcext:value-type="float">
            <text:p>109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influss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inflüssen</text:p>
          </table:table-cell>
          <table:table-cell office:value-type="string" calcext:value-type="string">
            <text:p>gen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hmen|nimmst|nehm|nehme|nahmst|nahm|nähmen|nimmt|nähme|nehmt|nahme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170" calcext:value-type="float">
            <text:p>517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78" calcext:value-type="float">
            <text:p>327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n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n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kte|nickten|nicken|nickt|nickst|nicke</text:p>
          </table:table-cell>
          <table:table-cell office:value-type="float" office:value="2464" calcext:value-type="float">
            <text:p>2464</text:p>
          </table:table-cell>
          <table:table-cell office:value-type="float" office:value="69" calcext:value-type="float">
            <text:p>69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ür</text:p>
          </table:table-cell>
          <table:table-cell office:value-type="string" calcext:value-type="string">
            <text:p>öff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Türen</text:p>
          </table:table-cell>
          <table:table-cell office:value-type="string" calcext:value-type="string">
            <text:p>geöff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öffneten|öffnest|öffne|öffnete|öffnet|öffnen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lümchen</text:p>
          </table:table-cell>
          <table:table-cell office:value-type="string" calcext:value-type="string">
            <text:p>pflü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lümchen</text:p>
          </table:table-cell>
          <table:table-cell office:value-type="string" calcext:value-type="string">
            <text:p>gepflü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lückte|pflückten|pflücken|pflücke|pflück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p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edern</text:p>
          </table:table-cell>
          <table:table-cell office:value-type="string" calcext:value-type="string">
            <text:p>gep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ckte|picket|pickt|pickten|picke|picken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ed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gepred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igen|predigst|predige|predigten|predigte|predig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ass</text:p>
          </table:table-cell>
          <table:table-cell office:value-type="string" calcext:value-type="string">
            <text:p>pred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ss</text:p>
          </table:table-cell>
          <table:table-cell office:value-type="string" calcext:value-type="string">
            <text:p>gepred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igen|predigst|predige|predigten|predigte|predigt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pu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reise</text:p>
          </table:table-cell>
          <table:table-cell office:value-type="string" calcext:value-type="string">
            <text:p>gepu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nze|punzt|punzte|punztest|puntztet|puntzten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unst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Kunst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dfährt|radfahren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ra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gera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ät|rätst|raten|rate|riet|rieten</text:p>
          </table:table-cell>
          <table:table-cell office:value-type="float" office:value="2505" calcext:value-type="float">
            <text:p>2505</text:p>
          </table:table-cell>
          <table:table-cell office:value-type="float" office:value="106" calcext:value-type="float">
            <text:p>106</text:p>
          </table:table-cell>
          <table:table-cell office:value-type="float" office:value="995" calcext:value-type="float">
            <text:p>99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bak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abaks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feife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feifen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Haschisch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aschisch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net|rechne|rechneten|rechnete|rechnen|rechnest</text:p>
          </table:table-cell>
          <table:table-cell office:value-type="float" office:value="1309" calcext:value-type="float">
            <text:p>1309</text:p>
          </table:table-cell>
          <table:table-cell office:value-type="float" office:value="98" calcext:value-type="float">
            <text:p>98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ruch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rüche</text:p>
          </table:table-cell>
          <table:table-cell office:value-type="string" calcext:value-type="string">
            <text:p>g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net|rechne|rechneten|rechnete|rechnen|rechnest</text:p>
          </table:table-cell>
          <table:table-cell office:value-type="float" office:value="337" calcext:value-type="float">
            <text:p>337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zent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g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net|rechne|rechneten|rechnete|rechnen|rechnest</text:p>
          </table:table-cell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Fächern</text:p>
          </table:table-cell>
          <table:table-cell office:value-type="string" calcext:value-type="string">
            <text:p>g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net|rechne|rechneten|rechnete|rechnen|rechnest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litzen</text:p>
          </table:table-cell>
          <table:table-cell office:value-type="string" calcext:value-type="string">
            <text:p>g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net|rechne|rechneten|rechnete|rechnen|rechnes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evier</text:p>
          </table:table-cell>
          <table:table-cell office:value-type="string" calcext:value-type="string">
            <text:p>rein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viere</text:p>
          </table:table-cell>
          <table:table-cell office:value-type="string" calcext:value-type="string">
            <text:p>gerein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inige|reinigt|reinigten|reinigen|reinigt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rein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gerein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inige|reinigt|reinigten|reinigen|reinigte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rei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re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ist|reiste|reisten|reisen|reise</text:p>
          </table:table-cell>
          <table:table-cell office:value-type="float" office:value="4489" calcext:value-type="float">
            <text:p>4489</text:p>
          </table:table-cell>
          <table:table-cell office:value-type="float" office:value="239" calcext:value-type="float">
            <text:p>239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62" calcext:value-type="float">
            <text:p>4462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036" calcext:value-type="float">
            <text:p>17036</text:p>
          </table:table-cell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162" calcext:value-type="float">
            <text:p>2162</text:p>
          </table:table-cell>
          <table:table-cell office:value-type="float" office:value="113" calcext:value-type="float">
            <text:p>113</text:p>
          </table:table-cell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71" calcext:value-type="float">
            <text:p>117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onys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362" calcext:value-type="float">
            <text:p>2362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ressur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Dressur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835" calcext:value-type="float">
            <text:p>835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tanz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Distanz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Kamel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elände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eländ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eizei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Freizeit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el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Esel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urnier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urnier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öf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chrit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üsch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sik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inderniss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äng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n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ron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geri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en|richteten|richtet|richtete|richt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ro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äldern</text:p>
          </table:table-cell>
          <table:table-cell office:value-type="string" calcext:value-type="string">
            <text:p>gero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det|rodeten|roden|rod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rönt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noramen</text:p>
          </table:table-cell>
          <table:table-cell office:value-type="string" calcext:value-type="string">
            <text:p>gerönt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öntgt|röntge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Komas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1090" calcext:value-type="float">
            <text:p>1090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usts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ämpfe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imern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latrate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latrate</text:p>
          </table:table-cell>
          <table:table-cell office:value-type="string" calcext:value-type="string">
            <text:p>geso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ft|säuft|saufen|soff|saufe|soff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schä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geschä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ält|schäle|schälen|schälte|schälten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schi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gesc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öben|schoben|schiebt|schiebst|schob|schiebe|schieben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Wache</text:p>
          </table:table-cell>
          <table:table-cell office:value-type="string" calcext:value-type="string">
            <text:p>schi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achen</text:p>
          </table:table-cell>
          <table:table-cell office:value-type="string" calcext:value-type="string">
            <text:p>gesc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öben|schoben|schiebt|schiebst|schob|schiebe|schieben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string" calcext:value-type="string">
            <text:p>Bög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6167" calcext:value-type="float">
            <text:p>6167</text:p>
          </table:table-cell>
          <table:table-cell office:value-type="float" office:value="60" calcext:value-type="float">
            <text:p>60</text:p>
          </table:table-cell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59" calcext:value-type="float">
            <text:p>59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Vögel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reis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Penalty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938" calcext:value-type="float">
            <text:p>938</text:p>
          </table:table-cell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ka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Pokal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Gau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eter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347" calcext:value-type="float">
            <text:p>3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Ziel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töck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afstoß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trafstöß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öll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Böll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rderlad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orderlad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lüss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ewehr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alu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alut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loo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loot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ächt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örf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ettkämpf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paß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pas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ubertu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ubertu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Herbs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erbst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ch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schu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und|schinden|schindet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chla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schla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fen|schlafe|schläfst|schlief|schlaft|schliefe|schläft|schliefen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Töpfen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enker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nker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äder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ölzer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chwei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weif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chaum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äume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geschl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eckte|schleckten|schlecken|schleckt</text:p>
          </table:table-cell>
          <table:table-cell office:value-type="float" office:value="3051" calcext:value-type="float">
            <text:p>3051</text:p>
          </table:table-cell>
          <table:table-cell office:value-type="float" office:value="201" calcext:value-type="float">
            <text:p>201</text:p>
          </table:table-cell>
          <table:table-cell office:value-type="float" office:value="2786" calcext:value-type="float">
            <text:p>2786</text:p>
          </table:table-cell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onig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nige</text:p>
          </table:table-cell>
          <table:table-cell office:value-type="string" calcext:value-type="string">
            <text:p>geschl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eckte|schleckten|schlecken|schleckt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eschl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eckte|schleckten|schlecken|schleckt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schl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geschli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ichteten|schlichten|schlichtet|schlichtete|schlicht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schlü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geschlü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ürfen|schlürfte|schlürften|schlürft|schlürf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schna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üften</text:p>
          </table:table-cell>
          <table:table-cell office:value-type="string" calcext:value-type="string">
            <text:p>geschnap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appten|schnappen|schnappe|schnappt|schnappte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19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Wurst</text:p>
          </table:table-cell>
          <table:table-cell office:value-type="string" calcext:value-type="string">
            <text:p>schna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ürste</text:p>
          </table:table-cell>
          <table:table-cell office:value-type="string" calcext:value-type="string">
            <text:p>geschnap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appten|schnappen|schnappe|schnappt|schnappt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geschn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itzte|schnitzten|schnitzen|schnitze|schnitzt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ölzer</text:p>
          </table:table-cell>
          <table:table-cell office:value-type="string" calcext:value-type="string">
            <text:p>geschn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itzte|schnitzten|schnitzen|schnitze|schnitzt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geschn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itzte|schnitzten|schnitzen|schnitze|schnitzt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geschn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itzte|schnitzten|schnitzen|schnitze|schnitzt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schrub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cks</text:p>
          </table:table-cell>
          <table:table-cell office:value-type="string" calcext:value-type="string">
            <text:p>geschrub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rubbten|schrubben|schrubbt|schrubb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schub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äfte</text:p>
          </table:table-cell>
          <table:table-cell office:value-type="string" calcext:value-type="string">
            <text:p>geschub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ubse|schubst|schubsten|schubsen|schubst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schub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äuse</text:p>
          </table:table-cell>
          <table:table-cell office:value-type="string" calcext:value-type="string">
            <text:p>geschub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ubse|schubst|schubsten|schubsen|schubst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chü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oldes</text:p>
          </table:table-cell>
          <table:table-cell office:value-type="string" calcext:value-type="string">
            <text:p>geschü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ürften|schürfen|schürfte|schürft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ch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geschw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bt|schwebten|schwebst|schwebte|schweben|schwebe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Lasern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ltraschalles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unststoff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kunststoffe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lektro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lektro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lzen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olzen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uftrag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ufträge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oboter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oboter</text:p>
          </table:table-cell>
          <table:table-cell office:value-type="string" calcext:value-type="string">
            <text:p>geschweiß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ißen|schweissen|schweiße|schweisst|schweißten|schweißte|schweißt|schweisste|schweiss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ähnchen</text:p>
          </table:table-cell>
          <table:table-cell office:value-type="string" calcext:value-type="string">
            <text:p>schw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ähnchen</text:p>
          </table:table-cell>
          <table:table-cell office:value-type="string" calcext:value-type="string">
            <text:p>geschwe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nkte|schwenkten|schwenken|schwenke|schwenk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schw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äche</text:p>
          </table:table-cell>
          <table:table-cell office:value-type="string" calcext:value-type="string">
            <text:p>geschwu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indet|schwänden|schwand|schwanden|schwinden|schwinde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s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uren</text:p>
          </table:table-cell>
          <table:table-cell office:value-type="string" calcext:value-type="string">
            <text:p>geseh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he|sah|seht|siehts|sahst|siehst|sieht|sehe|sehen|sahen|seh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ge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zten|setzen|setzte|setze|setzet|setzt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zten|setzen|setzte|setze|setzet|setz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chter</text:p>
          </table:table-cell>
          <table:table-cell office:value-type="string" calcext:value-type="string">
            <text:p>ge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zten|setzen|setzte|setze|setzet|setz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ie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geso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tt|sieden|sotten|siede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ie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alze</text:p>
          </table:table-cell>
          <table:table-cell office:value-type="string" calcext:value-type="string">
            <text:p>geso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tt|sieden|sotten|siede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ntra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ntras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ritik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ritike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lätter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ise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ska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Nächten</text:p>
          </table:table-cell>
          <table:table-cell office:value-type="string" calcext:value-type="string">
            <text:p>geska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kate|skatest|skatet|skatete|skatetest|skateten</text:p>
          </table:table-cell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pei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gespi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it|speie|spien|speien|spi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omputern</text:p>
          </table:table-cell>
          <table:table-cell office:value-type="string" calcext:value-type="string">
            <text:p>gespi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elte|spielen|spielten|spielt|spielst|spiele</text:p>
          </table:table-cell>
          <table:table-cell office:value-type="float" office:value="9326" calcext:value-type="float">
            <text:p>9326</text:p>
          </table:table-cell>
          <table:table-cell office:value-type="float" office:value="127" calcext:value-type="float">
            <text:p>127</text:p>
          </table:table-cell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491" calcext:value-type="float">
            <text:p>10491</text:p>
          </table:table-cell>
          <table:table-cell office:value-type="float" office:value="170" calcext:value-type="float">
            <text:p>170</text:p>
          </table:table-cell>
          <table:table-cell office:value-type="float" office:value="522" calcext:value-type="float">
            <text:p>52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37" calcext:value-type="float">
            <text:p>16037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heatern</text:p>
          </table:table-cell>
          <table:table-cell office:value-type="string" calcext:value-type="string">
            <text:p>gespi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elte|spielen|spielten|spielt|spielst|spiele</text:p>
          </table:table-cell>
          <table:table-cell office:value-type="float" office:value="1519" calcext:value-type="float">
            <text:p>1519</text:p>
          </table:table-cell>
          <table:table-cell office:value-type="float" office:value="14" calcext:value-type="float">
            <text:p>14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1477" calcext:value-type="float">
            <text:p>147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ußbälle</text:p>
          </table:table-cell>
          <table:table-cell office:value-type="string" calcext:value-type="string">
            <text:p>gespi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elte|spielen|spielten|spielt|spielst|spiele</text:p>
          </table:table-cell>
          <table:table-cell office:value-type="float" office:value="7312" calcext:value-type="float">
            <text:p>7312</text:p>
          </table:table-cell>
          <table:table-cell office:value-type="float" office:value="183" calcext:value-type="float">
            <text:p>183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922" calcext:value-type="float">
            <text:p>9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24" calcext:value-type="float">
            <text:p>24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678" calcext:value-type="float">
            <text:p>4678</text:p>
          </table:table-cell>
          <table:table-cell office:value-type="float" office:value="176" calcext:value-type="float">
            <text:p>176</text:p>
          </table:table-cell>
          <table:table-cell office:value-type="float" office:value="8173" calcext:value-type="float">
            <text:p>8173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88" calcext:value-type="float">
            <text:p>2288</text:p>
          </table:table-cell>
          <table:table-cell office:value-type="float" office:value="40" calcext:value-type="float">
            <text:p>40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457" calcext:value-type="float">
            <text:p>345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40" calcext:value-type="float">
            <text:p>3040</text:p>
          </table:table-cell>
          <table:table-cell office:value-type="float" office:value="39" calcext:value-type="float">
            <text:p>39</text:p>
          </table:table-cell>
          <table:table-cell office:value-type="float" office:value="1504" calcext:value-type="float">
            <text:p>150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gespi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elte|spielen|spielten|spielt|spielst|spiele</text:p>
          </table:table-cell>
          <table:table-cell office:value-type="float" office:value="1826" calcext:value-type="float">
            <text:p>1826</text:p>
          </table:table-cell>
          <table:table-cell office:value-type="float" office:value="68" calcext:value-type="float">
            <text:p>68</text:p>
          </table:table-cell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81" calcext:value-type="float">
            <text:p>81</text:p>
          </table:table-cell>
          <table:table-cell office:value-type="float" office:value="2109" calcext:value-type="float">
            <text:p>21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espi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elte|spielen|spielten|spielt|spielst|spiele</text:p>
          </table:table-cell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24" calcext:value-type="float">
            <text:p>24</text:p>
          </table:table-cell>
          <table:table-cell office:value-type="float" office:value="1956" calcext:value-type="float">
            <text:p>195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948" calcext:value-type="float">
            <text:p>1948</text:p>
          </table:table-cell>
          <table:table-cell office:value-type="float" office:value="102" calcext:value-type="float">
            <text:p>102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llschir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Fallschirm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905" calcext:value-type="float">
            <text:p>1905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245" calcext:value-type="float">
            <text:p>1245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ampolin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Trampolin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618" calcext:value-type="float">
            <text:p>6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Stil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Künste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eilchen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eilch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andems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eltcup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eltcups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Ziele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nsel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öcke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arcours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arcours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uftak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uftakt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äupter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rrier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chlangen</text:p>
          </table:table-cell>
          <table:table-cell office:value-type="string" calcext:value-type="string">
            <text:p>ge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hn|ständen|stehen|stehe|stehts|stünden|stand|standen|stünde|stehst|steht|stehet</text:p>
          </table:table-cell>
          <table:table-cell office:value-type="float" office:value="747" calcext:value-type="float">
            <text:p>747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  <table:table-cell office:value-type="float" office:value="1913" calcext:value-type="float">
            <text:p>191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dellen</text:p>
          </table:table-cell>
          <table:table-cell office:value-type="string" calcext:value-type="string">
            <text:p>ge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hn|ständen|stehen|stehe|stehts|stünden|stand|standen|stünde|stehst|steht|stehet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Wache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achen</text:p>
          </table:table-cell>
          <table:table-cell office:value-type="string" calcext:value-type="string">
            <text:p>ge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hn|ständen|stehen|stehe|stehts|stünden|stand|standen|stünde|stehst|steht|stehe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te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gestie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igt|steige|stiegen|steigst|steigen|stieg|stiege</text:p>
          </table:table-cell>
          <table:table-cell office:value-type="float" office:value="4735" calcext:value-type="float">
            <text:p>4735</text:p>
          </table:table-cell>
          <table:table-cell office:value-type="float" office:value="321" calcext:value-type="float">
            <text:p>321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stel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eine</text:p>
          </table:table-cell>
          <table:table-cell office:value-type="string" calcext:value-type="string">
            <text:p>gestel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llte|stellten|stellen|stelle|stellt|stellst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o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gestoß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ßen|stießen|stoße|stiess|stossen|stieß|stosse|stoßt|stosst|stößt|stiessen|stieße|stösst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straf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gestraf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affte|straffe|strafft|strafften|straff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office:value-type="string" calcext:value-type="string">
            <text:p>Winde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4346" calcext:value-type="float">
            <text:p>4346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9" calcext:value-type="float">
            <text:p>4839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Internets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772" calcext:value-type="float">
            <text:p>772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5359" calcext:value-type="float">
            <text:p>535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372" calcext:value-type="float">
            <text:p>372</text:p>
          </table:table-cell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luss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lüsse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urfe|surften|surfst|surfen|surft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räfte</text:p>
          </table:table-cell>
          <table:table-cell office:value-type="string" calcext:value-type="string">
            <text:p>geta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ke|tankt|tankten|tankte|tanken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ergien</text:p>
          </table:table-cell>
          <table:table-cell office:value-type="string" calcext:value-type="string">
            <text:p>geta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ke|tankt|tankten|tankte|tanke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römen</text:p>
          </table:table-cell>
          <table:table-cell office:value-type="string" calcext:value-type="string">
            <text:p>geta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ke|tankt|tankten|tankte|tank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onnen</text:p>
          </table:table-cell>
          <table:table-cell office:value-type="string" calcext:value-type="string">
            <text:p>geta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ke|tankt|tankten|tankte|tanke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94" calcext:value-type="float">
            <text:p>89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äuche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angos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rnier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urniere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aufsch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aufgeschäumt</text:p>
          </table:table-cell>
          <table:table-cell office:value-type="string" calcext:value-type="string">
            <text:p>aufzuschäumen</text:p>
          </table:table-cell>
          <table:table-cell office:value-type="string" calcext:value-type="string">
            <text:p>aufschäumen|aufschäumt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usg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ausgegeben</text:p>
          </table:table-cell>
          <table:table-cell office:value-type="string" calcext:value-type="string">
            <text:p>auszugeben</text:p>
          </table:table-cell>
          <table:table-cell office:value-type="string" calcext:value-type="string">
            <text:p>ausgibt|ausgaben|ausgibst|ausgebt|ausgab|ausgäbe|ausgebe|ausgeben</text:p>
          </table:table-cell>
          <table:table-cell office:value-type="float" office:value="855" calcext:value-type="float">
            <text:p>855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5989" calcext:value-type="float">
            <text:p>5989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400" calcext:value-type="float">
            <text:p>6400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office:value-type="float" office:value="1358" calcext:value-type="float">
            <text:p>1358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ausmist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ällen</text:p>
          </table:table-cell>
          <table:table-cell office:value-type="string" calcext:value-type="string">
            <text:p>ausgemistet</text:p>
          </table:table-cell>
          <table:table-cell office:value-type="string" calcext:value-type="string">
            <text:p>auszumisten</text:p>
          </table:table-cell>
          <table:table-cell office:value-type="string" calcext:value-type="string">
            <text:p>ausmistet|ausmisten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auspac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ausgepackt</text:p>
          </table:table-cell>
          <table:table-cell office:value-type="string" calcext:value-type="string">
            <text:p>auszupacken</text:p>
          </table:table-cell>
          <table:table-cell office:value-type="string" calcext:value-type="string">
            <text:p>auspackt|auspackte|auspacken|auspackten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usschalt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chter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auszuschalten</text:p>
          </table:table-cell>
          <table:table-cell office:value-type="string" calcext:value-type="string">
            <text:p>ausschalten|ausschaltete|ausschaltet|ausschaltete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austr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itungen</text:p>
          </table:table-cell>
          <table:table-cell office:value-type="string" calcext:value-type="string">
            <text:p>ausgetragen</text:p>
          </table:table-cell>
          <table:table-cell office:value-type="string" calcext:value-type="string">
            <text:p>auszutragen</text:p>
          </table:table-cell>
          <table:table-cell office:value-type="string" calcext:value-type="string">
            <text:p>austrug|austrägt|austragen|austrage|austruge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ust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usgetrieben</text:p>
          </table:table-cell>
          <table:table-cell office:value-type="string" calcext:value-type="string">
            <text:p>auszutreiben</text:p>
          </table:table-cell>
          <table:table-cell office:value-type="string" calcext:value-type="string">
            <text:p>austrieb|austrieben|austreiben|austreib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auszie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kots</text:p>
          </table:table-cell>
          <table:table-cell office:value-type="string" calcext:value-type="string">
            <text:p>ausgezogen</text:p>
          </table:table-cell>
          <table:table-cell office:value-type="string" calcext:value-type="string">
            <text:p>auszuziehen</text:p>
          </table:table-cell>
          <table:table-cell office:value-type="string" calcext:value-type="string">
            <text:p>auszog|auszogen|ausziehen|ausziehe|auszieht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ba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roten</text:p>
          </table:table-cell>
          <table:table-cell office:value-type="string" calcext:value-type="string">
            <text:p>gebac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k|backt|buken|backte|backten|backen|bäckt|backe</text:p>
          </table:table-cell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Saunen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nde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äuben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geban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ngte|bange|bangt|bangten|bangen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äuser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80" calcext:value-type="float">
            <text:p>580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ester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odelle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äusle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äusle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berech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häusen</text:p>
          </table:table-cell>
          <table:table-cell office:value-type="string" calcext:value-type="string">
            <text:p>bere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rechneten|berechnen|berechnete|berechne|berechne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ulver</text:p>
          </table:table-cell>
          <table:table-cell office:value-type="string" calcext:value-type="string">
            <text:p>beschich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ulver</text:p>
          </table:table-cell>
          <table:table-cell office:value-type="string" calcext:value-type="string">
            <text:p>beschi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schichtete|beschichtet|beschichteten|beschichten</text:p>
          </table:table-cell>
          <table:table-cell office:value-type="float" office:value="486" calcext:value-type="float">
            <text:p>486</text:p>
          </table:table-cell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315" calcext:value-type="float">
            <text:p>13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901" calcext:value-type="float">
            <text:p>19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beschrif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asern</text:p>
          </table:table-cell>
          <table:table-cell office:value-type="string" calcext:value-type="string">
            <text:p>beschrif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schriftet|beschriften|beschrifteten|beschriftete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e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ände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standen|bestehst|bestünde|besteht|bestand|bestünden|bestehe|bestehen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bik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ke|bikest|biket|bikete|biketest|biketet|biketen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b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üchern</text:p>
          </table:table-cell>
          <table:table-cell office:value-type="string" calcext:value-type="string">
            <text:p>gebu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nden|binde|binden|band|bänden|bindet|bände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bla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läsern</text:p>
          </table:table-cell>
          <table:table-cell office:value-type="string" calcext:value-type="string">
            <text:p>gebla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sen|blase|bläst|blies|blast|bliesen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blog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ästen</text:p>
          </table:table-cell>
          <table:table-cell office:value-type="string" calcext:value-type="string">
            <text:p>geblog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oggt|bloggte|blogge|bloggen|bloggten|bloggst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ande</text:p>
          </table:table-cell>
          <table:table-cell office:value-type="string" calcext:value-type="string">
            <text:p>geboar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arde|boardest|boardet|boardete|boardetest|boardeten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Walzer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alzers</text:p>
          </table:table-cell>
          <table:table-cell office:value-type="string" calcext:value-type="string">
            <text:p>getan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zten|tanzt|tanze|tanzen|tanzt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tap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üsse</text:p>
          </table:table-cell>
          <table:table-cell office:value-type="string" calcext:value-type="string">
            <text:p>geta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pste|tapst|tapsten|tapse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Wracks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ächten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obbys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telefon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andys</text:p>
          </table:table-cell>
          <table:table-cell office:value-type="string" calcext:value-type="string">
            <text:p>telefon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fonierte|telefonierten|telefoniert|telefonieren|telefoniere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elefon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telefon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fonierte|telefonierten|telefoniert|telefonieren|telefoniere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e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tes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stet|testen|teste|testeten|testet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ti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getip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ppte|tippten|tippt|tippen|tippe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tö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getö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ötest|töten|töteten|tötete|tötet|töt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t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getre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nst|trennte|trennt|trennten|trenne|trenne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ten|tritt|traten|trete|trat|tretet|träten|träte|trittst</text:p>
          </table:table-cell>
          <table:table-cell office:value-type="float" office:value="717" calcext:value-type="float">
            <text:p>717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ge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ten|tritt|traten|trete|trat|tretet|träten|träte|tritt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auen</text:p>
          </table:table-cell>
          <table:table-cell office:value-type="string" calcext:value-type="string">
            <text:p>ge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ten|tritt|traten|trete|trat|tretet|träten|träte|trittst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flaster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flaster</text:p>
          </table:table-cell>
          <table:table-cell office:value-type="string" calcext:value-type="string">
            <text:p>ge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ten|tritt|traten|trete|trat|tretet|träten|träte|trittst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string" calcext:value-type="string">
            <text:p>Kaffees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6597" calcext:value-type="float">
            <text:p>6597</text:p>
          </table:table-cell>
          <table:table-cell office:value-type="float" office:value="139" calcext:value-type="float">
            <text:p>139</text:p>
          </table:table-cell>
          <table:table-cell office:value-type="float" office:value="1074" calcext:value-type="float">
            <text:p>1074</text:p>
          </table:table-cell>
          <table:table-cell office:value-type="float" office:value="8" calcext:value-type="float">
            <text:p>8</text:p>
          </table:table-cell>
          <table:table-cell office:value-type="float" office:value="2713" calcext:value-type="float">
            <text:p>2713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027" calcext:value-type="float">
            <text:p>2027</text:p>
          </table:table-cell>
          <table:table-cell office:value-type="float" office:value="42" calcext:value-type="float">
            <text:p>42</text:p>
          </table:table-cell>
          <table:table-cell office:value-type="float" office:value="537" calcext:value-type="float">
            <text:p>53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611" calcext:value-type="float">
            <text:p>2611</text:p>
          </table:table-cell>
          <table:table-cell office:value-type="float" office:value="116" calcext:value-type="float">
            <text:p>116</text:p>
          </table:table-cell>
          <table:table-cell office:value-type="float" office:value="5581" calcext:value-type="float">
            <text:p>5581</text:p>
          </table:table-cell>
          <table:table-cell office:value-type="float" office:value="378" calcext:value-type="float">
            <text:p>37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4" calcext:value-type="float">
            <text:p>167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947" calcext:value-type="float">
            <text:p>947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90" calcext:value-type="float">
            <text:p>90</text:p>
          </table:table-cell>
          <table:table-cell office:value-type="float" office:value="6813" calcext:value-type="float">
            <text:p>6813</text:p>
          </table:table-cell>
          <table:table-cell office:value-type="float" office:value="897" calcext:value-type="float">
            <text:p>89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009" calcext:value-type="float">
            <text:p>1009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2274" calcext:value-type="float">
            <text:p>2274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43" calcext:value-type="float">
            <text:p>543</text:p>
          </table:table-cell>
          <table:table-cell office:value-type="float" office:value="43" calcext:value-type="float">
            <text:p>43</text:p>
          </table:table-cell>
          <table:table-cell office:value-type="float" office:value="3238" calcext:value-type="float">
            <text:p>3238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2247" calcext:value-type="float">
            <text:p>2247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us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usch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Wein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627" calcext:value-type="float">
            <text:p>162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Kämpf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Komas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lühwein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Glühweins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lkohol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105" calcext:value-type="float">
            <text:p>2105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chnaps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näpsen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lut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uns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unschen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nuss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nüsse</text:p>
          </table:table-cell>
          <table:table-cell office:value-type="string" calcext:value-type="string">
            <text:p>getru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änke|trank|trinkt|tranken|trinket|trinkst|trinken|trinke|tränke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trock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Wäschen</text:p>
          </table:table-cell>
          <table:table-cell office:value-type="string" calcext:value-type="string">
            <text:p>getrock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ocknet|trockneten|trocknen|trockne|trocknete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ü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geü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übt|übte|übten|üben|übe|übst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über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teraturen</text:p>
          </table:table-cell>
          <table:table-cell office:value-type="string" calcext:value-type="string">
            <text:p>über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übersetzen|übersetzte|übersetzt|übersetze|übersetzten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über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ächern</text:p>
          </table:table-cell>
          <table:table-cell office:value-type="string" calcext:value-type="string">
            <text:p>über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übersetzen|übersetzte|übersetzt|übersetze|übersetzten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arten</text:p>
          </table:table-cell>
          <table:table-cell office:value-type="string" calcext:value-type="string">
            <text:p>umgra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ten</text:p>
          </table:table-cell>
          <table:table-cell office:value-type="string" calcext:value-type="string">
            <text:p>umgegraben</text:p>
          </table:table-cell>
          <table:table-cell office:value-type="string" calcext:value-type="string">
            <text:p>umzugraben</text:p>
          </table:table-cell>
          <table:table-cell office:value-type="string" calcext:value-type="string">
            <text:p>umgraben|umgräb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verbrau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römen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brauchten|verbrauchen|verbrauchte|verbraucht|verbrauch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bren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ver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brenne|verbrennt|verbrannte|verbrannten|verbrennen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ochglanz</text:p>
          </table:table-cell>
          <table:table-cell office:value-type="string" calcext:value-type="string">
            <text:p>verdich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chglanz</text:p>
          </table:table-cell>
          <table:table-cell office:value-type="string" calcext:value-type="string">
            <text:p>verdi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dichtet|verdichte|verdichtete|verdichten|verdichteten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die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verd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diene|verdienst|verdiente|verdienten|verdient|verdienen</text:p>
          </table:table-cell>
          <table:table-cell office:value-type="float" office:value="3813" calcext:value-type="float">
            <text:p>3813</text:p>
          </table:table-cell>
          <table:table-cell office:value-type="float" office:value="209" calcext:value-type="float">
            <text:p>209</text:p>
          </table:table-cell>
          <table:table-cell office:value-type="float" office:value="828" calcext:value-type="float">
            <text:p>828</text:p>
          </table:table-cell>
          <table:table-cell office:value-type="float" office:value="34" calcext:value-type="float">
            <text:p>34</text:p>
          </table:table-cell>
          <table:table-cell office:value-type="float" office:value="9384" calcext:value-type="float">
            <text:p>938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office:value-type="float" office:value="1563" calcext:value-type="float">
            <text:p>1563</text:p>
          </table:table-cell>
          <table:table-cell office:value-type="float" office:value="63" calcext:value-type="float">
            <text:p>63</text:p>
          </table:table-cell>
          <table:table-cell office:value-type="float" office:value="1402" calcext:value-type="float">
            <text:p>140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528" calcext:value-type="float">
            <text:p>1528</text:p>
          </table:table-cell>
          <table:table-cell office:value-type="float" office:value="141" calcext:value-type="float">
            <text:p>141</text:p>
          </table:table-cell>
          <table:table-cell office:value-type="float" office:value="41294" calcext:value-type="float">
            <text:p>41294</text:p>
          </table:table-cell>
          <table:table-cell office:value-type="float" office:value="1982" calcext:value-type="float">
            <text:p>1982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70" calcext:value-type="float">
            <text:p>12370</text:p>
          </table:table-cell>
          <table:table-cell office:value-type="float" office:value="370" calcext:value-type="float">
            <text:p>37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487" calcext:value-type="float">
            <text:p>8487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vergieß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Blute</text:p>
          </table:table-cell>
          <table:table-cell office:value-type="string" calcext:value-type="string">
            <text:p>ver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goß|vergiesst|vergießt|vergiesse|vergiessen|vergieße|vergießen|vergossen|vergoss</text:p>
          </table:table-cell>
          <table:table-cell office:value-type="float" office:value="3633" calcext:value-type="float">
            <text:p>3633</text:p>
          </table:table-cell>
          <table:table-cell office:value-type="float" office:value="20" calcext:value-type="float">
            <text:p>20</text:p>
          </table:table-cell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v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abeln</text:p>
          </table:table-cell>
          <table:table-cell office:value-type="string" calcext:value-type="string">
            <text:p>ver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legen|verlegte|verlegten|verlegt|verlege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v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ppichen</text:p>
          </table:table-cell>
          <table:table-cell office:value-type="string" calcext:value-type="string">
            <text:p>ver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legen|verlegte|verlegten|verlegt|verle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ver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stehen|verstünden|verstehst|verstünde|verstand|verstehe|verstanden|versteht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ver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stehen|verstünden|verstehst|verstünde|verstand|verstehe|verstanden|versteht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usiken</text:p>
          </table:table-cell>
          <table:table-cell office:value-type="string" calcext:value-type="string">
            <text:p>versta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stehen|verstünden|verstehst|verstünde|verstand|verstehe|verstanden|versteh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tei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vertei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teilten|verteilen|verteile|verteilt|verteil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erz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euern</text:p>
          </table:table-cell>
          <table:table-cell office:value-type="string" calcext:value-type="string">
            <text:p>verzi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zinkten|verzinkt|verzinkte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erz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ücke</text:p>
          </table:table-cell>
          <table:table-cell office:value-type="string" calcext:value-type="string">
            <text:p>verzi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zinkten|verzinkt|verzinkt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eschwerde</text:p>
          </table:table-cell>
          <table:table-cell office:value-type="string" calcext:value-type="string">
            <text:p>vorbri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schwerden</text:p>
          </table:table-cell>
          <table:table-cell office:value-type="string" calcext:value-type="string">
            <text:p>vorgebracht</text:p>
          </table:table-cell>
          <table:table-cell office:value-type="string" calcext:value-type="string">
            <text:p>vorzubringen</text:p>
          </table:table-cell>
          <table:table-cell office:value-type="string" calcext:value-type="string">
            <text:p>vorbrächten|vorbrachten|vorbringt|vorbrachte|vorbringen|vorbringe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ortäu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gasmen</text:p>
          </table:table-cell>
          <table:table-cell office:value-type="string" calcext:value-type="string">
            <text:p>vorgetäuscht</text:p>
          </table:table-cell>
          <table:table-cell office:value-type="string" calcext:value-type="string">
            <text:p>vorzutäuschen</text:p>
          </table:table-cell>
          <table:table-cell office:value-type="string" calcext:value-type="string">
            <text:p>vortäuschten|vortäuschen|vortäuschte|vortäusch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Goldes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Wäschen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1029" calcext:value-type="float">
            <text:p>1029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float" office:value="30" calcext:value-type="float">
            <text:p>30</text:p>
          </table:table-cell>
          <table:table-cell office:value-type="float" office:value="2844" calcext:value-type="float">
            <text:p>2844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584" calcext:value-type="float">
            <text:p>584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556" calcext:value-type="float">
            <text:p>55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Wagen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agen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ikots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rettchen</text:p>
          </table:table-cell>
          <table:table-cell office:value-type="string" calcext:value-type="string">
            <text:p>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Brettchen</text:p>
          </table:table-cell>
          <table:table-cell office:value-type="string" calcext:value-type="string">
            <text:p>gew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ben|webt|webe|webten|webte|woben|wob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w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ben|webt|webe|webten|webte|woben|wo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egneh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ase</text:p>
          </table:table-cell>
          <table:table-cell office:value-type="string" calcext:value-type="string">
            <text:p>weggenommen</text:p>
          </table:table-cell>
          <table:table-cell office:value-type="string" calcext:value-type="string">
            <text:p>wegzunehmen</text:p>
          </table:table-cell>
          <table:table-cell office:value-type="string" calcext:value-type="string">
            <text:p>wegnahm|wegnähmen|wegnehmen|wegnähme|wegnahmen|wegnimmt|wegnehme</text:p>
          </table:table-cell>
          <table:table-cell office:value-type="float" office:value="498" calcext:value-type="float">
            <text:p>49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37" calcext:value-type="float">
            <text:p>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egschl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ällen</text:p>
          </table:table-cell>
          <table:table-cell office:value-type="string" calcext:value-type="string">
            <text:p>weggeschlagen</text:p>
          </table:table-cell>
          <table:table-cell office:value-type="string" calcext:value-type="string">
            <text:p>wegzuschlagen</text:p>
          </table:table-cell>
          <table:table-cell office:value-type="string" calcext:value-type="string">
            <text:p>wegschlagen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wer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Burgen</text:p>
          </table:table-cell>
          <table:table-cell office:value-type="string" calcext:value-type="string">
            <text:p>gewor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ben|warb|werbt|warben|wirbt|werbe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Ziel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äll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feis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Hufeis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xt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Äxt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assos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chei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ein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fei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feil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ewicht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öckch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öckch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os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ällch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ällch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under</text:p>
          </table:table-cell>
          <table:table-cell office:value-type="string" calcext:value-type="string">
            <text:p>wir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under</text:p>
          </table:table-cell>
          <table:table-cell office:value-type="string" calcext:value-type="string">
            <text:p>gewir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rket|wirkt|wirkte|wirkten|wirken|wirke|wirkst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82" calcext:value-type="float">
            <text:p>218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452" calcext:value-type="float">
            <text:p>45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uxus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uxus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aar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are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flegen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zä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chäfchen</text:p>
          </table:table-cell>
          <table:table-cell office:value-type="string" calcext:value-type="string">
            <text:p>zä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chäfchen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zä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gezähm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mt|zähmte|zähmen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Akte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ächer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ortraits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ode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aute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ngas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zer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ikots</text:p>
          </table:table-cell>
          <table:table-cell office:value-type="string" calcext:value-type="string">
            <text:p>gezer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rrt|zerre|zerrten|zerrte|zerr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Trikots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urze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Wurzel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abel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acke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ack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eine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chwerter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Bilanz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ilanz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z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elmen</text:p>
          </table:table-cell>
          <table:table-cell office:value-type="string" calcext:value-type="string">
            <text:p>gez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rten|zieren|zierte|ziere|zier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uskel</text:p>
          </table:table-cell>
          <table:table-cell office:value-type="string" calcext:value-type="string">
            <text:p>z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Muskel</text:p>
          </table:table-cell>
          <table:table-cell office:value-type="string" calcext:value-type="string">
            <text:p>gez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uckt|zuckte|zuckten|zucken|zucke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nkraut</text:p>
          </table:table-cell>
          <table:table-cell office:value-type="string" calcext:value-type="string">
            <text:p>zu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kräuter</text:p>
          </table:table-cell>
          <table:table-cell office:value-type="string" calcext:value-type="string">
            <text:p>gezu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upfte|zupfen|zupft|zupfte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geboar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arde|boardest|boardet|boardete|boardetest|boardete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geboar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arde|boardest|boardet|boardete|boardetest|boardeten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asen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eton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tons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chlag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lägen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box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gebo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e|boxt|boxte|boxten|boxen</text:p>
          </table:table-cell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gebr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uten|brauen|braute|braue|braut</text:p>
          </table:table-cell>
          <table:table-cell office:value-type="float" office:value="981" calcext:value-type="float">
            <text:p>981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bre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roten</text:p>
          </table:table-cell>
          <table:table-cell office:value-type="string" calcext:value-type="string">
            <text:p>gebro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chen|brichst|bricht|brecht|bracht|brach|bräche|breche|brechen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lk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Kalkes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hlen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ohlen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chnaps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chnäpsen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Kohlenstoff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ohlenstoffe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ranntwein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anntweine</text:p>
          </table:table-cell>
          <table:table-cell office:value-type="string" calcext:value-type="string">
            <text:p>gebr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enne|brennten|brennt|brannte|brannten|brenne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am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gecam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mpen|campt|campe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hlamm</text:p>
          </table:table-cell>
          <table:table-cell office:value-type="string" calcext:value-type="string">
            <text:p>cat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chlämmen</text:p>
          </table:table-cell>
          <table:table-cell office:value-type="string" calcext:value-type="string">
            <text:p>gecat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che|catchst|catcht|catchte|catchtest|catchtet|catchten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h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gech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ckst|checkt|checkte|checken|checkten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usiken</text:p>
          </table:table-cell>
          <table:table-cell office:value-type="string" calcext:value-type="string">
            <text:p>ged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htest|denken|dachte|denkt|dachten|denke|denkst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ästchen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ästchen</text:p>
          </table:table-cell>
          <table:table-cell office:value-type="string" calcext:value-type="string">
            <text:p>ged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htest|denken|dachte|denkt|dachten|denke|denk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andorten</text:p>
          </table:table-cell>
          <table:table-cell office:value-type="string" calcext:value-type="string">
            <text:p>ged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htest|denken|dachte|denkt|dachten|denke|denks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deu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äume</text:p>
          </table:table-cell>
          <table:table-cell office:value-type="string" calcext:value-type="string">
            <text:p>gedeu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utete|deute|deuteten|deuten|deutet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dirig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ören</text:p>
          </table:table-cell>
          <table:table-cell office:value-type="string" calcext:value-type="string">
            <text:p>dirig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rigiert|dirigieren|dirigiere|dirigierte|dirigierten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dirig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Orchestern</text:p>
          </table:table-cell>
          <table:table-cell office:value-type="string" calcext:value-type="string">
            <text:p>dirig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rigiert|dirigieren|dirigiere|dirigierte|dirigierten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äumchen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äumchen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43" calcext:value-type="float">
            <text:p>54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chlüssel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chlüssel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läne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osen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i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eingelegt</text:p>
          </table:table-cell>
          <table:table-cell office:value-type="string" calcext:value-type="string">
            <text:p>einzulegen</text:p>
          </table:table-cell>
          <table:table-cell office:value-type="string" calcext:value-type="string">
            <text:p>einlegen|einlege|einlegt|einlegten|einlegte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ei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änge</text:p>
          </table:table-cell>
          <table:table-cell office:value-type="string" calcext:value-type="string">
            <text:p>eingelegt</text:p>
          </table:table-cell>
          <table:table-cell office:value-type="string" calcext:value-type="string">
            <text:p>einzulegen</text:p>
          </table:table-cell>
          <table:table-cell office:value-type="string" calcext:value-type="string">
            <text:p>einlegen|einlege|einlegt|einlegten|einlegte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einste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ntile</text:p>
          </table:table-cell>
          <table:table-cell office:value-type="string" calcext:value-type="string">
            <text:p>eingestellt</text:p>
          </table:table-cell>
          <table:table-cell office:value-type="string" calcext:value-type="string">
            <text:p>einzustellen</text:p>
          </table:table-cell>
          <table:table-cell office:value-type="string" calcext:value-type="string">
            <text:p>einstellten|einstellen|einstellte|einstelle|einstellt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einste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uren</text:p>
          </table:table-cell>
          <table:table-cell office:value-type="string" calcext:value-type="string">
            <text:p>eingestellt</text:p>
          </table:table-cell>
          <table:table-cell office:value-type="string" calcext:value-type="string">
            <text:p>einzustellen</text:p>
          </table:table-cell>
          <table:table-cell office:value-type="string" calcext:value-type="string">
            <text:p>einstellten|einstellen|einstellte|einstelle|einstellt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eint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der</text:p>
          </table:table-cell>
          <table:table-cell office:value-type="string" calcext:value-type="string">
            <text:p>eingetrieben</text:p>
          </table:table-cell>
          <table:table-cell office:value-type="string" calcext:value-type="string">
            <text:p>einzutreiben</text:p>
          </table:table-cell>
          <table:table-cell office:value-type="string" calcext:value-type="string">
            <text:p>eintrieb|eintreibt|eintreiben|eintrieben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empf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empfu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pfänden|empfindest|empfindet|empfanden|empfand|empfinden|empfinde|empfände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atur</text:p>
          </table:table-cell>
          <table:table-cell office:value-type="string" calcext:value-type="string">
            <text:p>erken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turen</text:p>
          </table:table-cell>
          <table:table-cell office:value-type="string" calcext:value-type="string">
            <text:p>erkan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kannten|erkannte|erkenne|erkennen|erkennten|erkennte|erkennst|erkenn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lau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er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äuft|erliefen|erlaufen|erlief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örper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örper</text:p>
          </table:table-cell>
          <table:table-cell office:value-type="string" calcext:value-type="string">
            <text:p>erl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ebt|erlebten|erlebte|erleben|erlebst|erlebe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erl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ebt|erlebten|erlebte|erleben|erlebst|erlebe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aum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äumen</text:p>
          </table:table-cell>
          <table:table-cell office:value-type="string" calcext:value-type="string">
            <text:p>erl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ebt|erlebten|erlebte|erleben|erlebst|erleb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ulturen</text:p>
          </table:table-cell>
          <table:table-cell office:value-type="string" calcext:value-type="string">
            <text:p>erl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ebt|erlebten|erlebte|erleben|erlebst|erleb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er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legten|erlegt|erlegte|erlegen</text:p>
          </table:table-cell>
          <table:table-cell office:value-type="float" office:value="758" calcext:value-type="float">
            <text:p>758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raht</text:p>
          </table:table-cell>
          <table:table-cell office:value-type="string" calcext:value-type="string">
            <text:p>erod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ähte</text:p>
          </table:table-cell>
          <table:table-cell office:value-type="string" calcext:value-type="string">
            <text:p>erod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odiert|erodierte|erodierten|erodieren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ärchen</text:p>
          </table:table-cell>
          <table:table-cell office:value-type="string" calcext:value-type="string">
            <text:p>erzäh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ärchen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zählt|erzählten|erzählte|erzählst|erzählen|erzähle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string" calcext:value-type="string">
            <text:p>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1535" calcext:value-type="float">
            <text:p>31535</text:p>
          </table:table-cell>
          <table:table-cell office:value-type="float" office:value="2533" calcext:value-type="float">
            <text:p>2533</text:p>
          </table:table-cell>
          <table:table-cell office:value-type="float" office:value="4662" calcext:value-type="float">
            <text:p>4662</text:p>
          </table:table-cell>
          <table:table-cell office:value-type="float" office:value="30" calcext:value-type="float">
            <text:p>30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241" calcext:value-type="float">
            <text:p>6241</text:p>
          </table:table-cell>
          <table:table-cell office:value-type="float" office:value="297" calcext:value-type="float">
            <text:p>297</text:p>
          </table:table-cell>
          <table:table-cell office:value-type="float" office:value="438" calcext:value-type="float">
            <text:p>43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596" calcext:value-type="float">
            <text:p>28596</text:p>
          </table:table-cell>
          <table:table-cell office:value-type="float" office:value="3327" calcext:value-type="float">
            <text:p>3327</text:p>
          </table:table-cell>
          <table:table-cell office:value-type="float" office:value="5846" calcext:value-type="float">
            <text:p>5846</text:p>
          </table:table-cell>
          <table:table-cell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47" calcext:value-type="float">
            <text:p>5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07" calcext:value-type="float">
            <text:p>107</text:p>
          </table:table-cell>
          <table:table-cell office:value-type="float" office:value="548" calcext:value-type="float">
            <text:p>54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8730" calcext:value-type="float">
            <text:p>18730</text:p>
          </table:table-cell>
          <table:table-cell office:value-type="float" office:value="1792" calcext:value-type="float">
            <text:p>1792</text:p>
          </table:table-cell>
          <table:table-cell office:value-type="float" office:value="4024" calcext:value-type="float">
            <text:p>4024</text:p>
          </table:table-cell>
          <table:table-cell office:value-type="float" office:value="126" calcext:value-type="float">
            <text:p>126</text:p>
          </table:table-cell>
          <table:table-cell office:value-type="float" office:value="3878" calcext:value-type="float">
            <text:p>3878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6909" calcext:value-type="float">
            <text:p>6909</text:p>
          </table:table-cell>
          <table:table-cell office:value-type="float" office:value="411" calcext:value-type="float">
            <text:p>411</text:p>
          </table:table-cell>
          <table:table-cell office:value-type="float" office:value="701" calcext:value-type="float">
            <text:p>70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9504" calcext:value-type="float">
            <text:p>9504</text:p>
          </table:table-cell>
          <table:table-cell office:value-type="float" office:value="1798" calcext:value-type="float">
            <text:p>1798</text:p>
          </table:table-cell>
          <table:table-cell office:value-type="float" office:value="8849" calcext:value-type="float">
            <text:p>8849</text:p>
          </table:table-cell>
          <table:table-cell office:value-type="float" office:value="668" calcext:value-type="float">
            <text:p>66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76" calcext:value-type="float">
            <text:p>1076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52" calcext:value-type="float">
            <text:p>10852</text:p>
          </table:table-cell>
          <table:table-cell office:value-type="float" office:value="372" calcext:value-type="float">
            <text:p>372</text:p>
          </table:table-cell>
          <table:table-cell office:value-type="float" office:value="2204" calcext:value-type="float">
            <text:p>2204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3873" calcext:value-type="float">
            <text:p>13873</text:p>
          </table:table-cell>
          <table:table-cell office:value-type="float" office:value="947" calcext:value-type="float">
            <text:p>947</text:p>
          </table:table-cell>
          <table:table-cell office:value-type="float" office:value="1890" calcext:value-type="float">
            <text:p>1890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03" calcext:value-type="float">
            <text:p>4503</text:p>
          </table:table-cell>
          <table:table-cell office:value-type="float" office:value="158" calcext:value-type="float">
            <text:p>158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691" calcext:value-type="float">
            <text:p>9691</text:p>
          </table:table-cell>
          <table:table-cell office:value-type="float" office:value="970" calcext:value-type="float">
            <text:p>970</text:p>
          </table:table-cell>
          <table:table-cell office:value-type="float" office:value="2185" calcext:value-type="float">
            <text:p>2185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Fahr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6673" calcext:value-type="float">
            <text:p>6673</text:p>
          </table:table-cell>
          <table:table-cell office:value-type="float" office:value="294" calcext:value-type="float">
            <text:p>294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  <table:table-cell office:value-type="float" office:value="1052" calcext:value-type="float">
            <text:p>105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10" calcext:value-type="float">
            <text:p>1510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232" calcext:value-type="float">
            <text:p>5232</text:p>
          </table:table-cell>
          <table:table-cell office:value-type="float" office:value="381" calcext:value-type="float">
            <text:p>381</text:p>
          </table:table-cell>
          <table:table-cell office:value-type="float" office:value="4970" calcext:value-type="float">
            <text:p>4970</text:p>
          </table:table-cell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or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string" calcext:value-type="string">
            <text:p>Motor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070" calcext:value-type="float">
            <text:p>4070</text:p>
          </table:table-cell>
          <table:table-cell office:value-type="float" office:value="202" calcext:value-type="float">
            <text:p>202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52" calcext:value-type="float">
            <text:p>5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05" calcext:value-type="float">
            <text:p>2405</text:p>
          </table:table-cell>
          <table:table-cell office:value-type="float" office:value="177" calcext:value-type="float">
            <text:p>177</text:p>
          </table:table-cell>
          <table:table-cell office:value-type="float" office:value="1872" calcext:value-type="float">
            <text:p>1872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618" calcext:value-type="float">
            <text:p>3618</text:p>
          </table:table-cell>
          <table:table-cell office:value-type="float" office:value="158" calcext:value-type="float">
            <text:p>158</text:p>
          </table:table-cell>
          <table:table-cell office:value-type="float" office:value="901" calcext:value-type="float">
            <text:p>901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nu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Kanu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086" calcext:value-type="float">
            <text:p>2086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float" office:value="43" calcext:value-type="float">
            <text:p>43</text:p>
          </table:table-cell>
          <table:table-cell office:value-type="float" office:value="1310" calcext:value-type="float">
            <text:p>131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Buss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53" calcext:value-type="float">
            <text:p>1253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1343" calcext:value-type="float">
            <text:p>134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90" calcext:value-type="float">
            <text:p>90</text:p>
          </table:table-cell>
          <table:table-cell office:value-type="float" office:value="1114" calcext:value-type="float">
            <text:p>111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769" calcext:value-type="float">
            <text:p>11769</text:p>
          </table:table-cell>
          <table:table-cell office:value-type="float" office:value="167" calcext:value-type="float">
            <text:p>167</text:p>
          </table:table-cell>
          <table:table-cell office:value-type="float" office:value="466" calcext:value-type="float">
            <text:p>46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Ba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457" calcext:value-type="float">
            <text:p>1457</text:p>
          </table:table-cell>
          <table:table-cell office:value-type="float" office:value="72" calcext:value-type="float">
            <text:p>72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80" calcext:value-type="float">
            <text:p>80</text:p>
          </table:table-cell>
          <table:table-cell office:value-type="float" office:value="1227" calcext:value-type="float">
            <text:p>122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83" calcext:value-type="float">
            <text:p>4483</text:p>
          </table:table-cell>
          <table:table-cell office:value-type="float" office:value="78" calcext:value-type="float">
            <text:p>78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92" calcext:value-type="float">
            <text:p>1292</text:p>
          </table:table-cell>
          <table:table-cell office:value-type="float" office:value="1631" calcext:value-type="float">
            <text:p>163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1814" calcext:value-type="float">
            <text:p>1814</text:p>
          </table:table-cell>
          <table:table-cell office:value-type="float" office:value="824" calcext:value-type="float">
            <text:p>824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520" calcext:value-type="float">
            <text:p>1520</text:p>
          </table:table-cell>
          <table:table-cell office:value-type="float" office:value="986" calcext:value-type="float">
            <text:p>986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7392" calcext:value-type="float">
            <text:p>17392</text:p>
          </table:table-cell>
          <table:table-cell office:value-type="float" office:value="952" calcext:value-type="float">
            <text:p>95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oo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052" calcext:value-type="float">
            <text:p>1052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71" calcext:value-type="float">
            <text:p>71</text:p>
          </table:table-cell>
          <table:table-cell office:value-type="float" office:value="1149" calcext:value-type="float">
            <text:p>114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Ballon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75" calcext:value-type="float">
            <text:p>775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Züg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28" calcext:value-type="float">
            <text:p>728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1077" calcext:value-type="float">
            <text:p>107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79" calcext:value-type="float">
            <text:p>79</text:p>
          </table:table-cell>
          <table:table-cell office:value-type="float" office:value="758" calcext:value-type="float">
            <text:p>75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270" calcext:value-type="float">
            <text:p>270</text:p>
          </table:table-cell>
          <table:table-cell office:value-type="float" office:value="549" calcext:value-type="float">
            <text:p>54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litte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Schlit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135" calcext:value-type="float">
            <text:p>1135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54" calcext:value-type="float">
            <text:p>54</text:p>
          </table:table-cell>
          <table:table-cell office:value-type="float" office:value="782" calcext:value-type="float">
            <text:p>78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30" calcext:value-type="float">
            <text:p>73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Enduro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00" calcext:value-type="float">
            <text:p>700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jak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Kajak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Moped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33" calcext:value-type="float">
            <text:p>43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18" calcext:value-type="float">
            <text:p>418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Velo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Hinderniss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in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Einräder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span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Gespan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nowboar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nowboard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uggy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bri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abrio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ege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Kegel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otorboo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Motorboo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raktor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eländ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Geländ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kateboard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chter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chterba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ag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gg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chlittschuh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chlittschuh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Künst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Zwei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Zwei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andem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aßen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traßenba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lalom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reuz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6" calcext:value-type="float">
            <text:p>16006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utsch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utsch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reis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arussel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arussell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nlin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nlin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än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äng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ountainbik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untainbike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ufzüg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Anhän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nhäng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ally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ally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äch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64" calcext:value-type="float">
            <text:p>1864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ift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chiff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41" calcext:value-type="float">
            <text:p>13041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isen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isenba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inspänn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inspänn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rei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iräd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uto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utoba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K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ähn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onde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ondel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fas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ßt|fasst|fasse|fassen|faßte|faßten|fasste|fassten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gefas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ßt|fasst|fasse|fassen|faßte|faßten|fasste|fassten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üsse</text:p>
          </table:table-cell>
          <table:table-cell office:value-type="string" calcext:value-type="string">
            <text:p>gefas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ßt|fasst|fasse|fassen|faßte|faßten|fasste|fassten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354" calcext:value-type="float">
            <text:p>435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719" calcext:value-type="float">
            <text:p>5719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utter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utter</text:p>
          </table:table-cell>
          <table:table-cell office:value-type="string" calcext:value-type="string">
            <text:p>gefas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ßt|fasst|fasse|fassen|faßte|faßten|fasste|fasste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äfte</text:p>
          </table:table-cell>
          <table:table-cell office:value-type="string" calcext:value-type="string">
            <text:p>gefas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steten|fasten|fastet|fastete|fast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gefas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steten|fasten|fastet|fastete|fast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gefas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steten|fasten|fastet|fastete|fast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äbel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äbeln</text:p>
          </table:table-cell>
          <table:table-cell office:value-type="string" calcext:value-type="string">
            <text:p>gefoch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chten|ficht|focht|fochten|fechte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töcke</text:p>
          </table:table-cell>
          <table:table-cell office:value-type="string" calcext:value-type="string">
            <text:p>gefoch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chten|ficht|focht|fochten|fecht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efoch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chten|ficht|focht|fochten|fechte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werter</text:p>
          </table:table-cell>
          <table:table-cell office:value-type="string" calcext:value-type="string">
            <text:p>gefoch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chten|ficht|focht|fochten|fecht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f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gef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gten|fegen|fegt|fegte|fege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aub</text:p>
          </table:table-cell>
          <table:table-cell office:value-type="string" calcext:value-type="string">
            <text:p>f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aub</text:p>
          </table:table-cell>
          <table:table-cell office:value-type="string" calcext:value-type="string">
            <text:p>gef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gten|fegen|fegt|fegte|feg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f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Ärsche</text:p>
          </table:table-cell>
          <table:table-cell office:value-type="string" calcext:value-type="string">
            <text:p>gef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ckte|fickst|ficken|fickt|ficke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finanz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uten</text:p>
          </table:table-cell>
          <table:table-cell office:value-type="string" calcext:value-type="string">
            <text:p>finanz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nziert|finanziere|finanzierte|finanzieren|finanzierte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fli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gefl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iegt|fliegst|flogen|flöge|fliege|flog|fliegen</text:p>
          </table:table-cell>
          <table:table-cell office:value-type="float" office:value="1630" calcext:value-type="float">
            <text:p>1630</text:p>
          </table:table-cell>
          <table:table-cell office:value-type="float" office:value="69" calcext:value-type="float">
            <text:p>6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fli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gefl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iegt|fliegst|flogen|flöge|fliege|flog|fliegen</text:p>
          </table:table-cell>
          <table:table-cell office:value-type="float" office:value="1557" calcext:value-type="float">
            <text:p>1557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ote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usts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edern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ckel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ickel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string" calcext:value-type="string">
            <text:p>Gas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2662" calcext:value-type="float">
            <text:p>2662</text:p>
          </table:table-cell>
          <table:table-cell office:value-type="float" office:value="638" calcext:value-type="float">
            <text:p>638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1108" calcext:value-type="float">
            <text:p>110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238" calcext:value-type="float">
            <text:p>238</text:p>
          </table:table-cell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454" calcext:value-type="float">
            <text:p>454</text:p>
          </table:table-cell>
          <table:table-cell office:value-type="float" office:value="10370" calcext:value-type="float">
            <text:p>10370</text:p>
          </table:table-cell>
          <table:table-cell office:value-type="float" office:value="1334" calcext:value-type="float">
            <text:p>13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16" calcext:value-type="float">
            <text:p>131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356" calcext:value-type="float">
            <text:p>235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510" calcext:value-type="float">
            <text:p>2510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mosen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Almosen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rbei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145" calcext:value-type="float">
            <text:p>114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ät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061" calcext:value-type="float">
            <text:p>4061</text:p>
          </table:table-cell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echt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40" calcext:value-type="float">
            <text:p>40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19" calcext:value-type="float">
            <text:p>61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34" calcext:value-type="float">
            <text:p>2034</text:p>
          </table:table-cell>
          <table:table-cell office:value-type="float" office:value="17896" calcext:value-type="float">
            <text:p>17896</text:p>
          </table:table-cell>
          <table:table-cell office:value-type="float" office:value="29282" calcext:value-type="float">
            <text:p>292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96" calcext:value-type="float">
            <text:p>896</text:p>
          </table:table-cell>
          <table:table-cell office:value-type="float" office:value="715" calcext:value-type="float">
            <text:p>7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67" calcext:value-type="float">
            <text:p>1567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77" calcext:value-type="float">
            <text:p>1277</text:p>
          </table:table-cell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Zeugniss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uftrag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fträge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41" calcext:value-type="float">
            <text:p>454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fötchen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fötchen</text:p>
          </table:table-cell>
          <table:table-cell office:value-type="string" calcext:value-type="string">
            <text:p>ge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ibst|gebt|geben|gibbet|gabs|gäbe|gibt|gibts|gibs|gaben|gebe|gab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513" calcext:value-type="float">
            <text:p>51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73" calcext:value-type="float">
            <text:p>73</text:p>
          </table:table-cell>
          <table:table-cell office:value-type="float" office:value="3580" calcext:value-type="float">
            <text:p>3580</text:p>
          </table:table-cell>
          <table:table-cell office:value-type="float" office:value="8120" calcext:value-type="float">
            <text:p>8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lo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34" calcext:value-type="float">
            <text:p>634</text:p>
          </table:table-cell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chritt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ei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lei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akuum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Vakuum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rucken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ugeln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g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gegl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itten|glitt|gleite|gleitet|gleiten</text:p>
          </table:table-cell>
          <table:table-cell office:value-type="float" office:value="417" calcext:value-type="float">
            <text:p>41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irbel</text:p>
          </table:table-cell>
          <table:table-cell office:value-type="string" calcext:value-type="string">
            <text:p>g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irbel</text:p>
          </table:table-cell>
          <table:table-cell office:value-type="string" calcext:value-type="string">
            <text:p>gegl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itten|glitt|gleite|gleitet|gleiten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glü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Ballons</text:p>
          </table:table-cell>
          <table:table-cell office:value-type="string" calcext:value-type="string">
            <text:p>geglü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ühten|glühen|glühte|glüht|glühe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grei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gegri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ife|greifst|griffe|greift|griffen|greifen|grif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ußbälle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73" calcext:value-type="float">
            <text:p>87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del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udeln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erne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Teile</text:p>
          </table:table-cell>
          <table:table-cell office:value-type="string" calcext:value-type="string">
            <text:p>geha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m|haette|hab|habs|hatt|hät|hätt|hats</text:p>
          </table:table-cell>
          <table:table-cell office:value-type="float" office:value="586" calcext:value-type="float">
            <text:p>586</text:p>
          </table:table-cell>
          <table:table-cell office:value-type="float" office:value="32702" calcext:value-type="float">
            <text:p>32702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31946" calcext:value-type="float">
            <text:p>31946</text:p>
          </table:table-cell>
          <table:table-cell office:value-type="float" office:value="745" calcext:value-type="float">
            <text:p>745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969" calcext:value-type="float">
            <text:p>4969</text:p>
          </table:table-cell>
          <table:table-cell office:value-type="float" office:value="139" calcext:value-type="float">
            <text:p>139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Rechte</text:p>
          </table:table-cell>
          <table:table-cell office:value-type="string" calcext:value-type="string">
            <text:p>geha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m|haette|hab|habs|hatt|hät|hätt|hats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145" calcext:value-type="float">
            <text:p>514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1346" calcext:value-type="float">
            <text:p>11346</text:p>
          </table:table-cell>
          <table:table-cell office:value-type="float" office:value="14671" calcext:value-type="float">
            <text:p>146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3" calcext:value-type="float">
            <text:p>1383</text:p>
          </table:table-cell>
          <table:table-cell office:value-type="float" office:value="1864" calcext:value-type="float">
            <text:p>18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paß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pass</text:p>
          </table:table-cell>
          <table:table-cell office:value-type="string" calcext:value-type="string">
            <text:p>geha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m|haette|hab|habs|hatt|hät|hätt|hats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58" calcext:value-type="float">
            <text:p>5658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25372" calcext:value-type="float">
            <text:p>25372</text:p>
          </table:table-cell>
          <table:table-cell office:value-type="float" office:value="1773" calcext:value-type="float">
            <text:p>17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6" calcext:value-type="float">
            <text:p>4846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string" calcext:value-type="string">
            <text:p>Kreuze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3576" calcext:value-type="float">
            <text:p>3576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Gewichte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1580" calcext:value-type="float">
            <text:p>1580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Beine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341" calcext:value-type="float">
            <text:p>34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hei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Geister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ilte|heile|heilt|heilten|heilen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h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Willkommens</text:p>
          </table:table-cell>
          <table:table-cell office:value-type="string" calcext:value-type="string">
            <text:p>geheiß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ißen|hiess|heisst|heißt|hieße|heißet|hieß|hießen|heisse|heissen|heiße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737" calcext:value-type="float">
            <text:p>737</text:p>
          </table:table-cell>
          <table:table-cell office:value-type="float" office:value="5959" calcext:value-type="float">
            <text:p>5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914" calcext:value-type="float">
            <text:p>19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1957" calcext:value-type="float">
            <text:p>1957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ochreiß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hochgerissen</text:p>
          </table:table-cell>
          <table:table-cell office:value-type="string" calcext:value-type="string">
            <text:p>hochzureißen</text:p>
          </table:table-cell>
          <table:table-cell office:value-type="string" calcext:value-type="string">
            <text:p>hochreisst|hochreissen|hochreißen|hochreiß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hochspri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äbe</text:p>
          </table:table-cell>
          <table:table-cell office:value-type="string" calcext:value-type="string">
            <text:p>hochgesprungen</text:p>
          </table:table-cell>
          <table:table-cell office:value-type="string" calcext:value-type="string">
            <text:p>hochzuspringen</text:p>
          </table:table-cell>
          <table:table-cell office:value-type="string" calcext:value-type="string">
            <text:p>hochspringe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üften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1416" calcext:value-type="float">
            <text:p>1416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float" office:value="99" calcext:value-type="float">
            <text:p>99</text:p>
          </table:table-cell>
          <table:table-cell office:value-type="float" office:value="3314" calcext:value-type="float">
            <text:p>331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tem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Atem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Wassern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ötchen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rötchen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chwung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wüngen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ppetit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iele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ölzer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string" calcext:value-type="string">
            <text:p>Musiken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3292" calcext:value-type="float">
            <text:p>3292</text:p>
          </table:table-cell>
          <table:table-cell office:value-type="float" office:value="160" calcext:value-type="float">
            <text:p>160</text:p>
          </table:table-cell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float" office:value="1323" calcext:value-type="float">
            <text:p>1323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261" calcext:value-type="float">
            <text:p>1261</text:p>
          </table:table-cell>
          <table:table-cell office:value-type="float" office:value="59" calcext:value-type="float">
            <text:p>59</text:p>
          </table:table-cell>
          <table:table-cell office:value-type="float" office:value="629" calcext:value-type="float">
            <text:p>629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644" calcext:value-type="float">
            <text:p>1644</text:p>
          </table:table-cell>
          <table:table-cell office:value-type="float" office:value="97" calcext:value-type="float">
            <text:p>97</text:p>
          </table:table-cell>
          <table:table-cell office:value-type="float" office:value="12837" calcext:value-type="float">
            <text:p>12837</text:p>
          </table:table-cell>
          <table:table-cell office:value-type="float" office:value="1179" calcext:value-type="float">
            <text:p>117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76" calcext:value-type="float">
            <text:p>3176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roben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1699" calcext:value-type="float">
            <text:p>1699</text:p>
          </table:table-cell>
          <table:table-cell office:value-type="float" office:value="1221" calcext:value-type="float">
            <text:p>1221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1359" calcext:value-type="float">
            <text:p>1359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711" calcext:value-type="float">
            <text:p>711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float" office:value="2208" calcext:value-type="float">
            <text:p>2208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3" calcext:value-type="float">
            <text:p>52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öpfe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h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Inseln</text:p>
          </table:table-cell>
          <table:table-cell office:value-type="string" calcext:value-type="string">
            <text:p>gehü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üpften|hüpfe|hüpft|hüpfen|hüpfte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mmunis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Immunisie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munisiert|immunisierten|immunisieren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nkraut</text:p>
          </table:table-cell>
          <table:table-cell office:value-type="string" calcext:value-type="string">
            <text:p>jä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kräuter</text:p>
          </table:table-cell>
          <table:table-cell office:value-type="string" calcext:value-type="string">
            <text:p>gejä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ätet|jäten|jäteten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augummi</text:p>
          </table:table-cell>
          <table:table-cell office:value-type="string" calcext:value-type="string">
            <text:p>k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Kaugummis</text:p>
          </table:table-cell>
          <table:table-cell office:value-type="string" calcext:value-type="string">
            <text:p>gek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ute|kauten|kauen|kaue|kaut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k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gekau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uften|kaufen|kaufe|kaufet|kauft|kaufst|kaufte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kl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äuse</text:p>
          </table:table-cell>
          <table:table-cell office:value-type="string" calcext:value-type="string">
            <text:p>gekl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ickt|klickte|klicken|klickten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klo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geklo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opft|klopfte|klopften|klopfen|klopfe</text:p>
          </table:table-cell>
          <table:table-cell office:value-type="float" office:value="1183" calcext:value-type="float">
            <text:p>1183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470" calcext:value-type="float">
            <text:p>147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chenkel</text:p>
          </table:table-cell>
          <table:table-cell office:value-type="string" calcext:value-type="string">
            <text:p>klo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chenkeln</text:p>
          </table:table-cell>
          <table:table-cell office:value-type="string" calcext:value-type="string">
            <text:p>geklo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opft|klopfte|klopften|klopfen|klopfe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klo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geklop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oppt|kloppen|kloppte|kloppte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oden</text:p>
          </table:table-cell>
          <table:table-cell office:value-type="string" calcext:value-type="string">
            <text:p>knei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oden</text:p>
          </table:table-cell>
          <table:table-cell office:value-type="string" calcext:value-type="string">
            <text:p>gekni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eift|kneife|kniff|kniffen|kneifen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eig</text:p>
          </table:table-cell>
          <table:table-cell office:value-type="string" calcext:value-type="string">
            <text:p>kn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ige</text:p>
          </table:table-cell>
          <table:table-cell office:value-type="string" calcext:value-type="string">
            <text:p>gekne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etet|kneten|knete|kneteten|knetete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9:42:25.257509000</dc:date>
    <dc:creator>Roland Schäfer</dc:creator>
    <meta:editing-duration>PT1M33S</meta:editing-duration>
    <meta:editing-cycles>1</meta:editing-cycles>
    <meta:generator>LibreOffice/5.2.7.2$MacOSX_X86_64 LibreOffice_project/2b7f1e640c46ceb28adf43ee075a6e8b8439ed10</meta:generator>
    <meta:document-statistic meta:table-count="1" meta:cell-count="29468" meta:object-count="0"/>
  </office:meta>
</office:document-meta>
</file>